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officeooo:rsid="000850c1" officeooo:paragraph-rsid="000850c1" fo:background-color="#ff972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style:text-underline-style="solid" style:text-underline-width="auto" style:text-underline-color="font-color" fo:background-color="#ff972f" loext:char-shading-value="0"/>
    </style:style>
    <style:style style:name="T5" style:family="text">
      <style:text-properties officeooo:rsid="000850c1"/>
    </style:style>
    <style:style style:name="T6" style:family="text">
      <style:text-properties fo:background-color="#ff972f" loext:char-shading-value="0"/>
    </style:style>
    <style:style style:name="T7" style:family="text">
      <style:text-properties fo:background-color="#ff972f" loext:char-shading-value="0"/>
    </style:style>
    <style:style style:name="T8" style:family="text">
      <style:text-properties style:text-underline-style="none" fo:background-color="#ff972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s/>TSIM/ERC32 - remote SPARC simulator, version 1.0.10 (evaluation version)</text:p>
      <text:p text:style-name="Preformatted_20_Text"/>
      <text:p text:style-name="Preformatted_20_Text"><text:s/>Copyright (C) 2001, Gaisler Research - all rights reserved.</text:p>
      <text:p text:style-name="Preformatted_20_Text"><text:s/>For latest updates, go to http://www.gaisler.com/</text:p>
      <text:p text:style-name="Preformatted_20_Text"><text:s/>Comments or bug-reports to tsim@gaisler.com</text:p>
      <text:p text:style-name="Preformatted_20_Text"/>
      <text:p text:style-name="Preformatted_20_Text">libreadline.so.3: cannot open shared object file: No such file or directory</text:p>
      <text:p text:style-name="Preformatted_20_Text">serial port A on stdin/stdout</text:p>
      <text:p text:style-name="Preformatted_20_Text">allocated 4096 K RAM memory</text:p>
      <text:p text:style-name="Preformatted_20_Text">allocated 2048 K ROM memory</text:p>
      <text:p text:style-name="Preformatted_20_Text">section: .text at 0x2000000, size 216784 bytes</text:p>
      <text:p text:style-name="Preformatted_20_Text">section: .data at 0x2034ed0, size 11876 bytes</text:p>
      <text:p text:style-name="Preformatted_20_Text">tsim&gt; resuming at 0x02000000</text:p>
      <text:p text:style-name="Preformatted_20_Text"/>
      <text:p text:style-name="P1">//<text:span text:style-name="T5">En amarillo desviaciones locales</text:span></text:p>
      <text:p text:style-name="P2">//En naranja las expulsiones</text:p>
      <text:p text:style-name="Preformatted_20_Text"/>
      <text:p text:style-name="Preformatted_20_Text"><text:span text:style-name="T2">[ 0.0057]</text:span> &gt;&gt;&gt; Begin Control_Collisions </text:p>
      <text:p text:style-name="Preformatted_20_Text">[ 0.0320] --- Final Control_Collisions</text:p>
      <text:p text:style-name="Preformatted_20_Text"><text:span text:style-name="T2">[ 0.0519]</text:span> &gt;&gt;&gt; Begin Control_Roll</text:p>
      <text:p text:style-name="Preformatted_20_Text">[ 0.0752] --- Final Control_Roll</text:p>
      <text:p text:style-name="Preformatted_20_Text"><text:span text:style-name="T2">[ 0.0921]</text:span> &gt;&gt;&gt; Begin Control_Pitch_and_Altitud</text:p>
      <text:p text:style-name="Preformatted_20_Text">[ 0.1219] %L(1): off</text:p>
      <text:p text:style-name="Preformatted_20_Text">[ 0.1396] --- Final Control_Pitch_and_Altitud</text:p>
      <text:p text:style-name="Preformatted_20_Text"><text:span text:style-name="T2">[ 0.1631]</text:span> &gt;&gt;&gt; Begin Control_Velocity_Engines </text:p>
      <text:p text:style-name="Preformatted_20_Text">[ 0.1876] %Light(2): ON</text:p>
      <text:p text:style-name="Preformatted_20_Text">[ 0.2026] --- Final Control_Velocity_Engines</text:p>
      <text:p text:style-name="Preformatted_20_Text"><text:span text:style-name="T2">[ 0.2256]</text:span> &gt;&gt;&gt; Begin Display </text:p>
      <text:p text:style-name="Preformatted_20_Text"><text:span text:style-name="T7">[ 0.2640]</text:span> ..# Altitude:</text:p>
      <text:p text:style-name="Preformatted_20_Text">[ 0.2763] &gt;&gt;&gt; Begin Control_Collisions </text:p>
      <text:p text:style-name="Preformatted_20_Text">[ 0.3026] --- Final Control_Collisions <text:s/>8000</text:p>
      <text:p text:style-name="Preformatted_20_Text">[ 0.</text:p>
      <text:p text:style-name="Preformatted_20_Text">[ 0.3321] &gt;&gt;&gt; Begin Control_Roll</text:p>
      <text:p text:style-name="Preformatted_20_Text">[ 0.3554] --- Final Control_Roll</text:p>
      <text:p text:style-name="Preformatted_20_Text">[ 0.3722] &gt;&gt;&gt; Begin Control_Pitch_and_Altitud</text:p>
      <text:p text:style-name="Preformatted_20_Text">[ 0.4021] %L(1): off</text:p>
      <text:p text:style-name="Preformatted_20_Text">[ 0.4197] --- Final Control_Pitch_and_Altitud3295] ..# Pilot_Power: <text:s/>800</text:p>
      <text:p text:style-name="Preformatted_20_Text">[ 0.4609] ..# Speed: <text:s/>1000</text:p>
      <text:p text:style-name="Preformatted_20_Text">[ 0.4786] ..# Joystick: <text:s/>83 0</text:p>
      <text:p text:style-name="Preformatted_20_Text">[ 0.4</text:p>
      <text:p text:style-name="Preformatted_20_Text"><text:span text:style-name="T3">[ 0.5009]</text:span> &gt;&gt;&gt; Begin Interrupt </text:p>
      <text:p text:style-name="Preformatted_20_Text">[ 0.5167] --- Final Interrupt978] ..# Pitch: -3</text:p>
      <text:p text:style-name="Preformatted_20_Text">[ 0.54</text:p>
      <text:p text:style-name="Preformatted_20_Text">[ 0.5464] &gt;&gt;&gt; Begin Control_Collisions </text:p>
      <text:p text:style-name="Preformatted_20_Text">[ 0.5668] %BEEEEEEEEEEP 4</text:p>
      <text:p text:style-name="Preformatted_20_Text">[ 0.5807] --- Final Control_Collisions28] &gt;&gt;&gt; Begin Control_</text:p>
      <text:p text:style-name="Preformatted_20_Text">[ 0.6119] &gt;&gt;&gt; Begin Control_Roll</text:p>
      <text:p text:style-name="Preformatted_20_Text">[ 0.6352] --- Final Control_Roll</text:p>
      <text:p text:style-name="Preformatted_20_Text">[ 0.6521] &gt;&gt;&gt; Begin Control_Pitch_and_Altitud</text:p>
      <text:p text:style-name="Preformatted_20_Text">[ 0.6819] %L(1): off</text:p>
      <text:p text:style-name="Preformatted_20_Text">[ 0.6996] --- Final Control_Pitch_and_AltitudVelocity_Engines </text:p>
      <text:p text:style-name="Preformatted_20_Text">[ 0.7327] %L(2): off</text:p>
      <text:p text:style-name="Preformatted_20_Text">[ 0.7462] --- Final Control_Velocity_Engines</text:p>
      <text:p text:style-name="Preformatted_20_Text">[ 0.7710] ..# Roll: <text:s/>45</text:p>
      <text:p text:style-name="Preformatted_20_Text">[ 0.7872] ..# MSSG: The Roll is over than 35 grades!!</text:p>
      <text:p text:style-name="Preformatted_20_Text">[ 0.8160] &gt;&gt;&gt; Begin Control_Collisions </text:p>
      <text:p text:style-name="Preformatted_20_Text">[ 0.8364] %BEEEEEEEEEEP 4</text:p>
      <text:p text:style-name="Preformatted_20_Text">[ 0.8503] --- Final Control_Collisions</text:p>
      <text:p text:style-name="Preformatted_20_Text">[ 0.8724] ..# MSSG: The Velocity es mo</text:p>
      <text:p text:style-name="Preformatted_20_Text">[ 0.8923] &gt;&gt;&gt; Begin Control_Roll</text:p>
      <text:p text:style-name="Preformatted_20_Text">[ 0.9156] --- Final Control_Roll</text:p>
      <text:p text:style-name="Preformatted_20_Text">[ 0.9325] &gt;&gt;&gt; Begin Control_Pitch_and_Altitud</text:p>
      <text:p text:style-name="Preformatted_20_Text">[ 0.9623] %L(1): off</text:p>
      <text:p text:style-name="Preformatted_20_Text"><text:soft-page-break/>[ 0.9800] --- Final Control_Pitch_and_Al</text:p>
      <text:p text:style-name="Preformatted_20_Text">[ 1.0009] &gt;&gt;&gt; Begin Interrupt </text:p>
      <text:p text:style-name="Preformatted_20_Text">[ 1.0168] --- Final Interrupttitud</text:p>
      <text:p text:style-name="Preformatted_20_Text">[ 1.0347] &gt;&gt;&gt; Begin Control_Velocity_Engines </text:p>
      <text:p text:style-name="Preformatted_20_Text">[ 1.0592] %Light(2): ON</text:p>
      <text:p text:style-name="Preformatted_20_Text">[ 1.0742] --- Final Con</text:p>
      <text:p text:style-name="Preformatted_20_Text">[ 1.0865] &gt;&gt;&gt; Begin Control_Collisions </text:p>
      <text:p text:style-name="Preformatted_20_Text">[ 1.1128] --- Final Control_Collisionstrol_Velocity_Enginesre than 1000 km/h!!</text:p>
      <text:p text:style-name="Preformatted_20_Text">[ 1.1571] --- Final Display</text:p>
      <text:p text:style-name="Preformatted_20_Text"/>
      <text:p text:style-name="Preformatted_20_Text">[ 1.1720] &gt;&gt;&gt; Begin Control_Roll</text:p>
      <text:p text:style-name="Preformatted_20_Text">[ 1.1953] --- Final Control_Roll</text:p>
      <text:p text:style-name="Preformatted_20_Text">[ 1.2121] &gt;&gt;&gt; Begin Control_Pitch_and_Altitud</text:p>
      <text:p text:style-name="Preformatted_20_Text">[ 1.2420] %L(1): off</text:p>
      <text:p text:style-name="Preformatted_20_Text">[ 1.2596] --- Final Control_Pitch_and_Altitud[ 1.2827] --- Programa Principal</text:p>
      <text:p text:style-name="Preformatted_20_Text">[ 1.3028] &gt;&gt;&gt; Begin Control_Velocity_Engines </text:p>
      <text:p text:style-name="Preformatted_20_Text">[ 1.3272] %Light(2): ON</text:p>
      <text:p text:style-name="Preformatted_20_Text">[ 1.3423] --- Final Control</text:p>
      <text:p text:style-name="Preformatted_20_Text">[ 1.3566] &gt;&gt;&gt; Begin Control_Collisions </text:p>
      <text:p text:style-name="Preformatted_20_Text">[ 1.3829] --- Final Control_Collisions_Velocity_Engines</text:p>
      <text:p text:style-name="Preformatted_20_Text"><text:span text:style-name="T7">[ 1.4253]</text:span> &gt;&gt;&gt; Begin Display </text:p>
      <text:p text:style-name="Preformatted_20_Text">[ 1.4528] &gt;&gt;&gt; Begin Control_Roll</text:p>
      <text:p text:style-name="Preformatted_20_Text">[ 1.4761] --- Final Control_Roll</text:p>
      <text:p text:style-name="Preformatted_20_Text">[ 1.4930] &gt;&gt;&gt; Begin Control_Pitch_and_Altitud</text:p>
      <text:p text:style-name="Preformatted_20_Text">[ 1.5228] %L(1): off</text:p>
      <text:p text:style-name="Preformatted_20_Text">[ 1.5405] --- Final Control_Pitch_and_Altitud</text:p>
      <text:p text:style-name="Preformatted_20_Text">[ 1.5743] ..# Altitude: <text:s/>8000</text:p>
      <text:p text:style-name="Preformatted_20_Text">[ 1.5936] ..# Pilot_Power: <text:s/>800</text:p>
      <text:p text:style-name="Preformatted_20_Text">[ 1.6138] ..# Speed: <text:s/>10</text:p>
      <text:p text:style-name="Preformatted_20_Text">[ 1.6266] &gt;&gt;&gt; Begin Control_Collisions </text:p>
      <text:p text:style-name="Preformatted_20_Text">[ 1.6529] --- Final Control_Collisions00</text:p>
      <text:p text:style-name="Preformatted_20_Text">[ 1.6777] </text:p>
      <text:p text:style-name="Preformatted_20_Text"><text:span text:style-name="T8">[ 1.6833]</text:span> &gt;&gt;&gt; Begin Control_Veloc</text:p>
      <text:p text:style-name="Preformatted_20_Text">[ 1.7008] &gt;&gt;&gt; Begin Interrupt </text:p>
      <text:p text:style-name="Preformatted_20_Text">[ 1.7166] --- Final Interrupt</text:p>
      <text:p text:style-name="Preformatted_20_Text">[ 1.7320] &gt;&gt;&gt; Begin Control_Roll</text:p>
      <text:p text:style-name="Preformatted_20_Text">[ 1.7553] --- Final Control_Roll</text:p>
      <text:p text:style-name="Preformatted_20_Text">[ 1.7722] &gt;&gt;&gt; Begin Control_Pitch_and_Altitud</text:p>
      <text:p text:style-name="Preformatted_20_Text">[ 1.8020] %L(1): off</text:p>
      <text:p text:style-name="Preformatted_20_Text">[ 1.8197] --- Final Control_Pitch_and_Altitudity_Engines </text:p>
      <text:p text:style-name="Preformatted_20_Text">[ 1.8502] %L(2): off</text:p>
      <text:p text:style-name="Preformatted_20_Text">[ 1.8638] --- Final Control_Velocity_Engines..# Joystick: -1 3</text:p>
      <text:p text:style-name="Preformatted_20_Text">[ 1.8960] &gt;&gt;&gt; Begin Control_Collisions </text:p>
      <text:p text:style-name="Preformatted_20_Text">[ 1.9165] %BEEEEEEEEEEP 4</text:p>
      <text:p text:style-name="Preformatted_20_Text">[ 1.9304] --- Final Control_Collisions</text:p>
      <text:p text:style-name="Preformatted_20_Text">[ 1.9536] ..# Pitch: -3</text:p>
      <text:p text:style-name="Preformatted_20_Text">[ 1.9697] ..# Roll: <text:s/>2</text:p>
      <text:p text:style-name="Preformatted_20_Text">[ 1.9854] ..# MSSG: The Velocity es more than 1000 </text:p>
      <text:p text:style-name="Preformatted_20_Text">[ 2.0120] &gt;&gt;&gt; Begin Control_Roll</text:p>
      <text:p text:style-name="Preformatted_20_Text">[ 2.0353] --- Final Control_Roll</text:p>
      <text:p text:style-name="Preformatted_20_Text">[ 2.0521] &gt;&gt;&gt; Begin Control_Pitch_and_Altitud</text:p>
      <text:p text:style-name="Preformatted_20_Text">[ 2.0820] %L(1): off</text:p>
      <text:p text:style-name="Preformatted_20_Text">[ 2.0996] --- Final Control_Pitch_and_Altitud</text:p>
      <text:p text:style-name="Preformatted_20_Text">[ 2.1232] &gt;&gt;&gt; Begin Control_Velocity_Engines </text:p>
      <text:p text:style-name="Preformatted_20_Text">[ 2.1476] %L(2): off</text:p>
      <text:p text:style-name="Preformatted_20_Text">[ 2.1611]</text:p>
      <text:p text:style-name="Preformatted_20_Text">[ 2.1662] &gt;&gt;&gt; Begin Control_Collisions </text:p>
      <text:p text:style-name="Preformatted_20_Text">[ 2.1867] %BEEEEEEEEEEP 4</text:p>
      <text:p text:style-name="Preformatted_20_Text">[ 2.2006] --- Final Control_Collisions --- Final Control_Velocity_Engineskm/h!!</text:p>
      <text:p text:style-name="Preformatted_20_Text">[ 2.2454] --- Final Display</text:p>
      <text:p text:style-name="Preformatted_20_Text">[ 2.2917] &gt;&gt;&gt; Begin Control_Roll</text:p>
      <text:p text:style-name="Preformatted_20_Text">[ 2.3150] --- Final Control_Roll</text:p>
      <text:p text:style-name="Preformatted_20_Text">[ 2.3318] &gt;&gt;&gt; Begin Control_Pitch_and_Altitud</text:p>
      <text:p text:style-name="Preformatted_20_Text">[ 2.3616] %L(1): off</text:p>
      <text:p text:style-name="Preformatted_20_Text"><text:soft-page-break/>[ 2.3793] --- Final Control_Pitch_and_Altitud</text:p>
      <text:p text:style-name="Preformatted_20_Text">[ 2.4360] &gt;&gt;&gt; Begin Control_Collisions </text:p>
      <text:p text:style-name="Preformatted_20_Text">[ 2.4564] %BEEEEEEEEEEP 4</text:p>
      <text:p text:style-name="Preformatted_20_Text">[ 2.4703] --- Final Control_Collisions</text:p>
      <text:p text:style-name="Preformatted_20_Text">[ 2.4903] &gt;&gt;&gt; Begin Control_Velocity_Engines </text:p>
      <text:p text:style-name="Preformatted_20_Text">[ 2.5147] %L(2): off</text:p>
      <text:p text:style-name="Preformatted_20_Text">[ 2.5282] --- Final Control_Velocity_Engines</text:p>
      <text:p text:style-name="Preformatted_20_Text">[ 2.5717] &gt;&gt;&gt; Begin Control_Roll</text:p>
      <text:p text:style-name="Preformatted_20_Text">[ 2.5950] </text:p>
      <text:p text:style-name="Preformatted_20_Text">[ 2.6008] &gt;&gt;&gt; Begin Interrupt </text:p>
      <text:p text:style-name="Preformatted_20_Text">[ 2.6166] --- Final Interrupt--- Final Control_Roll</text:p>
      <text:p text:style-name="Preformatted_20_Text">[ 2.6433] &gt;&gt;&gt; Begin Control_Pitch_and_Altitud</text:p>
      <text:p text:style-name="Preformatted_20_Text">[ 2.6731] %L(1): off</text:p>
      <text:p text:style-name="Preformatted_20_Text">[ 2.6908] --- Final Control_Pi</text:p>
      <text:p text:style-name="Preformatted_20_Text">[ 2.7066] &gt;&gt;&gt; Begin Control_Collisions </text:p>
      <text:p text:style-name="Preformatted_20_Text">[ 2.7329] --- Final Control_Collisionstch_and_Altitud</text:p>
      <text:p text:style-name="Preformatted_20_Text">[ 2.7606] &gt;&gt;&gt; Begin Display </text:p>
      <text:p text:style-name="Preformatted_20_Text">[ 2.7990] ..# Altitude: <text:s/>8000</text:p>
      <text:p text:style-name="Preformatted_20_Text">[ 2.8182]</text:p>
      <text:p text:style-name="Preformatted_20_Text">[ 2.8233] &gt;&gt;&gt; Begin Control_Velocity_Engines </text:p>
      <text:p text:style-name="Preformatted_20_Text">[ 2.8477</text:p>
      <text:p text:style-name="Preformatted_20_Text">[ 2.8523] &gt;&gt;&gt; Begin Control_Roll</text:p>
      <text:p text:style-name="Preformatted_20_Text">[ 2.8756] --- Final Control_Roll</text:p>
      <text:p text:style-name="Preformatted_20_Text">[ 2.8925] &gt;&gt;&gt; Begin Control_Pitch_and_Altitud</text:p>
      <text:p text:style-name="Preformatted_20_Text">[ 2.9223] %L(1): off</text:p>
      <text:p text:style-name="Preformatted_20_Text">[ 2.9400] --- Final Control_Pitch_and_Altitud] %Light(2): ON</text:p>
      <text:p text:style-name="Preformatted_20_Text">[ 2.</text:p>
      <text:p text:style-name="Preformatted_20_Text">[ 2.9765] &gt;&gt;&gt; Begin Control_Collisions </text:p>
      <text:p text:style-name="Preformatted_20_Text">[ 3.0028] --- Final Control_Collisions9740] --- Final Control_Velocity_Engines ..# Pilot_Power: <text:s/>700</text:p>
      <text:p text:style-name="Preformatted_20_Text">[ 3.0584] ..# Speed: <text:s/>840</text:p>
      <text:p text:style-name="Preformatted_20_Text">[ 3.0756] ..# Joystick: <text:s/>20 0</text:p>
      <text:p text:style-name="Preformatted_20_Text">[ 3.0948] ..# Pitch: -3</text:p>
      <text:p text:style-name="Preformatted_20_Text">[ 3.1109] ..# Roll: <text:s/>15</text:p>
      <text:p text:style-name="Preformatted_20_Text">[ 3.1271]</text:p>
      <text:p text:style-name="Preformatted_20_Text">[ 3.1322] &gt;&gt;&gt; Begin Control_Roll</text:p>
      <text:p text:style-name="Preformatted_20_Text">[ 3.1555] --- Final Control_Roll</text:p>
      <text:p text:style-name="Preformatted_20_Text">[ 3.1723] &gt;&gt;&gt; Begin Control_Pitch_and_Altitud</text:p>
      <text:p text:style-name="Preformatted_20_Text">[ 3.2022] %L(1): off</text:p>
      <text:p text:style-name="Preformatted_20_Text">[ 3.2198] --- Final Control_Pitch_and_Altitud</text:p>
      <text:p text:style-name="Preformatted_20_Text">[ 3.2</text:p>
      <text:p text:style-name="Preformatted_20_Text">[ 3.2464] &gt;&gt;&gt; Begin Control_Collisions </text:p>
      <text:p text:style-name="Preformatted_20_Text">[ 3.2728] --- Final Control_Collisions434] &gt;&gt;&gt; Begin Control_Velocity_Engines </text:p>
      <text:p text:style-name="Preformatted_20_Text">[ 3.3141] %Light(2): ON</text:p>
      <text:p text:style-name="Preformatted_20_Text">[ 3.3291] --- Final Control_Velocity_Engines --- Final Display</text:p>
      <text:p text:style-name="Preformatted_20_Text">[ 3.4117] &gt;&gt;&gt; Begin Control_Roll</text:p>
      <text:p text:style-name="Preformatted_20_Text">[ 3.4350] --- Final Control_Roll</text:p>
      <text:p text:style-name="Preformatted_20_Text">[ 3.4518] &gt;&gt;&gt; Begin Control_Pitch_and_Altitud</text:p>
      <text:p text:style-name="Preformatted_20_Text">[ 3.4816] %L(1): off</text:p>
      <text:p text:style-name="Preformatted_20_Text">[</text:p>
      <text:p text:style-name="Preformatted_20_Text">[ 3.5008] &gt;&gt;&gt; Begin Interrupt </text:p>
      <text:p text:style-name="Preformatted_20_Text">[ 3.5166] --- Final Interrupt</text:p>
      <text:p text:style-name="Preformatted_20_Text">[ 3.5320] &gt;&gt;&gt; Begin Control_Collisions </text:p>
      <text:p text:style-name="Preformatted_20_Text">[ 3.5525] %BEEEEEEEEEEP 4</text:p>
      <text:p text:style-name="Preformatted_20_Text">[ 3.5664] --- Final Control_Collisions 3.4993] --- Final Control_Pitch_and_Altitud</text:p>
      <text:p text:style-name="Preformatted_20_Text">[ 3.6088] &gt;&gt;&gt; Begin Control_Velocity_Engines </text:p>
      <text:p text:style-name="Preformatted_20_Text">[ 3.6333] %L(2): off</text:p>
      <text:p text:style-name="Preformatted_20_Text">[ 3.6468] --- Final Control_Velocity_Engines</text:p>
      <text:p text:style-name="Preformatted_20_Text">[ 3.6917] &gt;&gt;&gt; Begin Control_Roll</text:p>
      <text:p text:style-name="Preformatted_20_Text">[ 3.7150] --- Final Control_Roll</text:p>
      <text:p text:style-name="Preformatted_20_Text">[ 3.7318] &gt;&gt;&gt; Begin Control_Pitch_and_Altitud</text:p>
      <text:p text:style-name="Preformatted_20_Text">[ 3.7616] %L(1): off</text:p>
      <text:p text:style-name="Preformatted_20_Text">[ 3.7793] ---</text:p>
      <text:p text:style-name="Preformatted_20_Text"><text:soft-page-break/>[ 3.7864] &gt;&gt;&gt; Begin Control_Collisions </text:p>
      <text:p text:style-name="Preformatted_20_Text">[ 3.8069] %BEEEEEEEEEEP 4</text:p>
      <text:p text:style-name="Preformatted_20_Text">[ 3.8208] --- Final Control_Collisions Final Control_Pitch_and_Altitud</text:p>
      <text:p text:style-name="Preformatted_20_Text">[ 3.8571] &gt;&gt;&gt; Begin Display </text:p>
      <text:p text:style-name="Preformatted_20_Text">[ 3.8955] ..# Altitude: <text:s/>8000</text:p>
      <text:p text:style-name="Preformatted_20_Text">[ 3.9148] ..# Pilot_Power: <text:s/>700</text:p>
      <text:p text:style-name="Preformatted_20_Text">[ 3.9350] ..# Speed: <text:s/>840</text:p>
      <text:p text:style-name="Preformatted_20_Text">[ 3.9521] ..# Joystic</text:p>
      <text:p text:style-name="Preformatted_20_Text">[ 3.9634] &gt;&gt;&gt; Be</text:p>
      <text:p text:style-name="Preformatted_20_Text">[ 3.9721] &gt;&gt;&gt; Begin Control_Roll</text:p>
      <text:p text:style-name="Preformatted_20_Text">[ 3.9954] --- Final Control_Roll</text:p>
      <text:p text:style-name="Preformatted_20_Text">[ 4.0123] &gt;&gt;&gt; Begin Control_Pitch_and_Altitud</text:p>
      <text:p text:style-name="Preformatted_20_Text">[ 4.0421] %L(1): off</text:p>
      <text:p text:style-name="Preformatted_20_Text">[ 4.0599] &gt;&gt;&gt; Begin Control_Collisions </text:p>
      <text:p text:style-name="Preformatted_20_Text">[ 4.0804] %BEEEEEEEEEEP 4</text:p>
      <text:p text:style-name="Preformatted_20_Text">[ 4.0943] --- Final Control_Collisions</text:p>
      <text:p text:style-name="Preformatted_20_Text">[ 4.1142] --- Final Control_Pitch_and_Altitudgin Control_Velocity_Engines </text:p>
      <text:p text:style-name="Preformatted_20_Text">[ 4.1535] %L(2): off</text:p>
      <text:p text:style-name="Preformatted_20_Text">[ 4.1670] --- Final Control_Velocity_Enginesk: <text:s/>45-3</text:p>
      <text:p text:style-name="Preformatted_20_Text">[ 4.1980] ..# Pitch: <text:s/>0</text:p>
      <text:p text:style-name="Preformatted_20_Text">[ 4.2142] ..# Roll: <text:s/>37</text:p>
      <text:p text:style-name="Preformatted_20_Text">[ 4.2303] ..# MSSG: The Roll is over than </text:p>
      <text:p text:style-name="Preformatted_20_Text">[ 4.2523] &gt;&gt;&gt; Begin Control_Roll</text:p>
      <text:p text:style-name="Preformatted_20_Text">[ 4.2756] --- Final Control_Roll</text:p>
      <text:p text:style-name="Preformatted_20_Text">[ 4.2925] &gt;&gt;&gt; B</text:p>
      <text:p text:style-name="Preformatted_20_Text">[ 4.3008] &gt;&gt;&gt; Begin Interrupt </text:p>
      <text:p text:style-name="Preformatted_20_Text">[ 4.3166] --- Final Interrupt</text:p>
      <text:p text:style-name="Preformatted_20_Text">[ 4.3320] &gt;&gt;&gt; Begin Control_Collisions </text:p>
      <text:p text:style-name="Preformatted_20_Text">[ 4.3583] --- Final Control_Collisionsegin Control_Pitch_and_Altitud</text:p>
      <text:p text:style-name="Preformatted_20_Text">[ 4.3999] %L(1): off</text:p>
      <text:p text:style-name="Preformatted_20_Text">[ 4.4176] --- Final Control_Pitch_and_Altitud</text:p>
      <text:p text:style-name="Preformatted_20_Text">[ 4.4411] &gt;&gt;&gt; Begin Control_Velocity_Engines </text:p>
      <text:p text:style-name="Preformatted_20_Text">[ 4.4656] %Light(2): ON</text:p>
      <text:p text:style-name="Preformatted_20_Text">[ 4.4806] --- Final Control_Velocity_Engines35 grades!!</text:p>
      <text:p text:style-name="Preformatted_20_Text">[ 4.5132] --- Final Display</text:p>
      <text:p text:style-name="Preformatted_20_Text">[ 4.5317] &gt;&gt;&gt; Begin Control_Roll</text:p>
      <text:p text:style-name="Preformatted_20_Text">[ 4.5550] --- Final Control_Roll</text:p>
      <text:p text:style-name="Preformatted_20_Text">[ 4.5718] &gt;&gt;&gt; Begin Control_Pitch_and_Altitud</text:p>
      <text:p text:style-name="Preformatted_20_Text">[ 4.6003] &gt;&gt;&gt; Begin Control_Collisions </text:p>
      <text:p text:style-name="Preformatted_20_Text">[ 4.6266] --- Final Control_Collisions</text:p>
      <text:p text:style-name="Preformatted_20_Text">[ 4.6474] %L(1): off</text:p>
      <text:p text:style-name="Preformatted_20_Text">[ 4.6650] --- Final Control_Pitch_and_Altitud</text:p>
      <text:p text:style-name="Preformatted_20_Text">[ 4.7228] &gt;&gt;&gt; Begin Control_Velocity_Engines </text:p>
      <text:p text:style-name="Preformatted_20_Text">[ 4.7472] %Light(2): ON</text:p>
      <text:p text:style-name="Preformatted_20_Text">[ 4.7623] --- Final Control_Velocity_Engines</text:p>
      <text:p text:style-name="Preformatted_20_Text">[ 4.8117] &gt;&gt;&gt; Begin Control_Roll</text:p>
      <text:p text:style-name="Preformatted_20_Text">[ 4.8350] --- Final Control_Roll</text:p>
      <text:p text:style-name="Preformatted_20_Text">[ 4.8518] &gt;&gt;&gt; Begin Control_</text:p>
      <text:p text:style-name="Preformatted_20_Text">[ 4.8667] &gt;&gt;&gt; Begin Control_Collisions </text:p>
      <text:p text:style-name="Preformatted_20_Text">[ 4.8930] --- Final Control_CollisionsPitch_and_Altitud</text:p>
      <text:p text:style-name="Preformatted_20_Text">[ 4.9279] %L(1): off</text:p>
      <text:p text:style-name="Preformatted_20_Text">[ 4.9456] --- Final Control_Pitch_and_Altitud</text:p>
      <text:p text:style-name="Preformatted_20_Text">[ 5.0008] &gt;&gt;&gt; Begin Interrupt </text:p>
      <text:p text:style-name="Preformatted_20_Text">[ 5.0166] --- Final Interrupt</text:p>
      <text:p text:style-name="Preformatted_20_Text">[ 5.0320] &gt;&gt;&gt; Begin Display </text:p>
      <text:p text:style-name="Preformatted_20_Text">[ 5.0704] ..# Altitude: <text:s/>8000</text:p>
      <text:p text:style-name="Preformatted_20_Text">[ 5.</text:p>
      <text:p text:style-name="Preformatted_20_Text">[ 5.0921] &gt;&gt;&gt; Begin Control_Roll</text:p>
      <text:p text:style-name="Preformatted_20_Text">[ 5.1155] --- Final Control_Roll</text:p>
      <text:p text:style-name="Preformatted_20_Text">[ 5.132</text:p>
      <text:p text:style-name="Preformatted_20_Text">[ 5.1364] &gt;&gt;&gt; Begin Control_Collisions </text:p>
      <text:p text:style-name="Preformatted_20_Text">[ 5.1569] %BEEEEEEEEEEP 4</text:p>
      <text:p text:style-name="Preformatted_20_Text">[ 5.1708] --- Final Control_Collisions3] &gt;&gt;&gt; Begin Control_Pitch_and_Altitud</text:p>
      <text:p text:style-name="Preformatted_20_Text">[ 5.2165] %L(1): off</text:p>
      <text:p text:style-name="Preformatted_20_Text"><text:soft-page-break/>[ 5.2397] --- Final Control_Pitch_and_Altitud</text:p>
      <text:p text:style-name="Preformatted_20_Text">[ 5.2632] &gt;&gt;&gt; Begin Control_Velocity_Engines </text:p>
      <text:p text:style-name="Preformatted_20_Text">[ 5.2876] %Light(2): ON</text:p>
      <text:p text:style-name="Preformatted_20_Text">[ 5.3027] --- Final Control_Velocity_Engines0896] ..# Pilot_Power: <text:s/>900</text:p>
      <text:p text:style-name="Preformatted_20_Text">[ 5.3434] ..# Speed: <text:s/>1000</text:p>
      <text:p text:style-name="Preformatted_20_Text">[ 5.3611] ..# Joystic</text:p>
      <text:p text:style-name="Preformatted_20_Text">[ 5.3723] &gt;&gt;&gt; Begin Control_Roll</text:p>
      <text:p text:style-name="Preformatted_20_Text">[ 5.3957] --- Final </text:p>
      <text:p text:style-name="Preformatted_20_Text">[ 5.4064] &gt;&gt;&gt; Begin Control_Collisions </text:p>
      <text:p text:style-name="Preformatted_20_Text">[ 5.4269] %BEEEEEEEEEEP 4</text:p>
      <text:p text:style-name="Preformatted_20_Text">[ 5.4407] --- Final Control_CollisionsControl_Roll</text:p>
      <text:p text:style-name="Preformatted_20_Text">[ 5.4668] &gt;&gt;&gt; Begin Control_Pitch_and_Altitud</text:p>
      <text:p text:style-name="Preformatted_20_Text">[ 5.4967] %L(1): off</text:p>
      <text:p text:style-name="Preformatted_20_Text">[ 5.5199] --- Final Control_Pitch_and_Altitud</text:p>
      <text:p text:style-name="Preformatted_20_Text">[ 5.5434] &gt;&gt;&gt; Begin Control_Velocity_Engines </text:p>
      <text:p text:style-name="Preformatted_20_Text">[ 5.5678] %Light(2): ON</text:p>
      <text:p text:style-name="Preformatted_20_Text">[ 5.5829] --- Final Control_Velocity_Enginesk: <text:s/>47 20</text:p>
      <text:p text:style-name="Preformatted_20_Text">[ 5.6144] ..# Pitch: <text:s/>3</text:p>
      <text:p text:style-name="Preformatted_20_Text">[ 5.6305] ..# Roll: <text:s/>45</text:p>
      <text:p text:style-name="Preformatted_20_Text">[ 5.6467] </text:p>
      <text:p text:style-name="Preformatted_20_Text">[ 5.6523] &gt;&gt;&gt; Begin Control_Roll</text:p>
      <text:p text:style-name="Preformatted_20_Text">[</text:p>
      <text:p text:style-name="Preformatted_20_Text">[ 5.6766] &gt;&gt;&gt; Begin Control_Collisions </text:p>
      <text:p text:style-name="Preformatted_20_Text">[ 5.69</text:p>
      <text:p text:style-name="Preformatted_20_Text">[ 5.7008] &gt;&gt;&gt; Begin Interrupt </text:p>
      <text:p text:style-name="Preformatted_20_Text">[ 5.7166] --- Final Interrupt71] %BEEEEEEEEEEP 4</text:p>
      <text:p text:style-name="Preformatted_20_Text">[ 5.7423] --- Final Control_Collisions 5.6756] --- Final Control_Roll</text:p>
      <text:p text:style-name="Preformatted_20_Text">[ 5.7781] &gt;&gt;&gt; Begin Control_Pitch_and_Altitud</text:p>
      <text:p text:style-name="Preformatted_20_Text">[ 5.8079] %L(1): off</text:p>
      <text:p text:style-name="Preformatted_20_Text">[ 5.8312] --- Final Control_Pitch_and_Altitud..# MSSG: The Rol</text:p>
      <text:p text:style-name="Preformatted_20_Text">[ 5.8634] &gt;&gt;&gt; Begin Control_Velocity_Engines </text:p>
      <text:p text:style-name="Preformatted_20_Text">[ 5.8878] %Light(2): ON</text:p>
      <text:p text:style-name="Preformatted_20_Text">[ 5.9029] --- Final Control_Velocity_Enginesl is over th</text:p>
      <text:p text:style-name="Preformatted_20_Text">[ 5.9321] &gt;&gt;&gt; Begin Control</text:p>
      <text:p text:style-name="Preformatted_20_Text">[ 5.9464] &gt;&gt;&gt; Begin Control_Collisions </text:p>
      <text:p text:style-name="Preformatted_20_Text">[ 5.9729] --- Final Control_Collisions_Roll</text:p>
      <text:p text:style-name="Preformatted_20_Text">[ 6.0019] --- Final Control_Roll</text:p>
      <text:p text:style-name="Preformatted_20_Text">[ 6.0187] &gt;&gt;&gt; Begin Control_Pitch_and_Altitud</text:p>
      <text:p text:style-name="Preformatted_20_Text">[ 6.0485] %L(1): off</text:p>
      <text:p text:style-name="Preformatted_20_Text">[ 6.0718] --- Final Control_Pitch_and_Altitudan 35 grades!!</text:p>
      <text:p text:style-name="Preformatted_20_Text">[ 6.1063] ..# MSSG: The Velocity es more than 1000 km/h!!</text:p>
      <text:p text:style-name="Preformatted_20_Text">[ 6.1399] --- Final Display</text:p>
      <text:p text:style-name="Preformatted_20_Text">[ 6.2117</text:p>
      <text:p text:style-name="Preformatted_20_Text">[ 6.2163] &gt;&gt;&gt; Begin Control_Collisions </text:p>
      <text:p text:style-name="Preformatted_20_Text">[ 6.2428] --- Final Control_Collisions] &gt;&gt;&gt; Begin Control_Roll</text:p>
      <text:p text:style-name="Preformatted_20_Text">[ 6.2815] --- Final Control_Roll</text:p>
      <text:p text:style-name="Preformatted_20_Text">[ 6.</text:p>
      <text:p text:style-name="Preformatted_20_Text">[ 6.3009] &gt;&gt;&gt; Begin Interrupt </text:p>
      <text:p text:style-name="Preformatted_20_Text">[ 6.3168] --- Final Interrupt2983] &gt;&gt;&gt; Begin Control_Pitch_and_Altitud</text:p>
      <text:p text:style-name="Preformatted_20_Text">[ 6.3594] %L(1): off</text:p>
      <text:p text:style-name="Preformatted_20_Text">[ 6.3826] --- Final Control_Pitch_and_Altitud</text:p>
      <text:p text:style-name="Preformatted_20_Text">[ 6.4061] &gt;&gt;&gt; Begin Control_Velocity_Engines </text:p>
      <text:p text:style-name="Preformatted_20_Text">[ 6.4306] %Light(2): ON</text:p>
      <text:p text:style-name="Preformatted_20_Text">[ 6.4456] --- Final Control_Velocity_Engines</text:p>
      <text:p text:style-name="Preformatted_20_Text">[ 6.4686] &gt;&gt;&gt; Begin Display </text:p>
      <text:p text:style-name="Preformatted_20_Text">[ 6.4884] &gt;&gt;&gt; Begin Control_Collisions </text:p>
      <text:p text:style-name="Preformatted_20_Text">[ 6.5089] %BEEEEEEEEEEP 4</text:p>
      <text:p text:style-name="Preformatted_20_Text">[ 6.5228] --- Final Control_Collisions</text:p>
      <text:p text:style-name="Preformatted_20_Text">[ 6.5427] &gt;&gt;&gt; Begin Control_Roll</text:p>
      <text:p text:style-name="Preformatted_20_Text">[ 6.5660] --- Final Control_Roll</text:p>
      <text:p text:style-name="Preformatted_20_Text">[ 6.5829] &gt;&gt;&gt; Begin Control_Pitch_and_Altitud</text:p>
      <text:p text:style-name="Preformatted_20_Text">[ 6.6127] %L(1): off</text:p>
      <text:p text:style-name="Preformatted_20_Text">[ 6.6361] --- Final Control_Pitch_and_Altitud</text:p>
      <text:p text:style-name="Preformatted_20_Text">[ 6.6596] &gt;&gt;&gt; Begin Control_Velocity_Engines </text:p>
      <text:p text:style-name="Preformatted_20_Text"><text:soft-page-break/>[ 6.6841] %Light(2): ON</text:p>
      <text:p text:style-name="Preformatted_20_Text">[ 6.6992] --- Final Control_Velocity_Engines</text:p>
      <text:p text:style-name="Preformatted_20_Text">[ 6.7403] ..# Altitude: <text:s/>8040</text:p>
      <text:p text:style-name="Preformatted_20_Text">[ 6.7560] &gt;&gt;&gt; Begin Control_Collisions </text:p>
      <text:p text:style-name="Preformatted_20_Text">[ 6.7764] %BEEEEEEEEEEP 4</text:p>
      <text:p text:style-name="Preformatted_20_Text">[ 6.7903] --- Final Control_Collisions</text:p>
      <text:p text:style-name="Preformatted_20_Text">[ 6.8103] &gt;&gt;&gt; Begin Control_Roll</text:p>
      <text:p text:style-name="Preformatted_20_Text">[ 6.8336] --- Final Control_Roll</text:p>
      <text:p text:style-name="Preformatted_20_Text">[ 6.8505] &gt;&gt;&gt; Begin Control_Pitch_and_Altitud</text:p>
      <text:p text:style-name="Preformatted_20_Text">[ 6.8803] %L(1): off</text:p>
      <text:p text:style-name="Preformatted_20_Text">[ 6.9007] &gt;&gt;&gt; Begin Interrupt </text:p>
      <text:p text:style-name="Preformatted_20_Text">[ 6.9166] --- Final Interrupt</text:p>
      <text:p text:style-name="Preformatted_20_Text">[ 6.9346] --- Final Control_Pitch_and_Altitud</text:p>
      <text:p text:style-name="Preformatted_20_Text">[ 6.9611] ..# Pilot_Power: <text:s/>900</text:p>
      <text:p text:style-name="Preformatted_20_Text">[ 6.9813] ..# Speed: <text:s/>1080</text:p>
      <text:p text:style-name="Preformatted_20_Text">[ 6.999</text:p>
      <text:p text:style-name="Preformatted_20_Text">[ 7.0030] &gt;&gt;&gt; Begin Control_Velocity_Engines </text:p>
      <text:p text:style-name="Preformatted_20_Text">[ 7.0276] &gt;&gt;&gt; Begin Control_Collisions </text:p>
      <text:p text:style-name="Preformatted_20_Text">[ 7.0541] %BEEEEEEEEEEP 4</text:p>
      <text:p text:style-name="Preformatted_20_Text">[ 7.0679] --- Final Control_Collisions</text:p>
      <text:p text:style-name="Preformatted_20_Text">[ 7.0879] &gt;&gt;&gt; Begin Control_Roll</text:p>
      <text:p text:style-name="Preformatted_20_Text">[ 7.1112] --- Final Control_Roll</text:p>
      <text:p text:style-name="Preformatted_20_Text">[ 7.1281] &gt;&gt;&gt; Begin Control_Pitch_and_Altitud</text:p>
      <text:p text:style-name="Preformatted_20_Text">[ 7.1579] %L(1): off</text:p>
      <text:p text:style-name="Preformatted_20_Text">[ 7.1811] --- Final Control_Pitch_and_Altitud</text:p>
      <text:p text:style-name="Preformatted_20_Text">[ 7.2046] %Light(2): ON</text:p>
      <text:p text:style-name="Preformatted_20_Text">[ 7.2197] --- Final Control_Velocity_Engines0] ..# Joystick: <text:s/>47 71</text:p>
      <text:p text:style-name="Preformatted_20_Text">[ 7.2584] ..# Pitch: <text:s/>73</text:p>
      <text:p text:style-name="Preformatted_20_Text">[ 7.2750] ..# Roll: <text:s/>47</text:p>
      <text:p text:style-name="Preformatted_20_Text">[ 7.2912]</text:p>
      <text:p text:style-name="Preformatted_20_Text">[ 7.2963] &gt;&gt;&gt; Begin Control_Collisions </text:p>
      <text:p text:style-name="Preformatted_20_Text">[ 7.3226] %BEEEEEEEEEEP 4</text:p>
      <text:p text:style-name="Preformatted_20_Text">[ 7.3365] --- Final Control_Collisions</text:p>
      <text:p text:style-name="Preformatted_20_Text">[ 7.3564] &gt;&gt;&gt; Begin Control_Roll</text:p>
      <text:p text:style-name="Preformatted_20_Text">[ 7.3797] --- Final Control_Roll</text:p>
      <text:p text:style-name="Preformatted_20_Text">[ 7.396</text:p>
      <text:p text:style-name="Preformatted_20_Text">[ 7.4008] &gt;&gt;&gt; Begin Interrupt </text:p>
      <text:p text:style-name="Preformatted_20_Text">[ 7.4166] --- Final Interrupt6] &gt;&gt;&gt; Begin Control_Pitch_and_Altitud</text:p>
      <text:p text:style-name="Preformatted_20_Text">[ 7.4577] %L(1): off</text:p>
      <text:p text:style-name="Preformatted_20_Text">[ 7.4754] --- Final Control_Pitch_and_Altitud</text:p>
      <text:p text:style-name="Preformatted_20_Text">[ 7.4989] &gt;&gt;&gt; Begin Control_Velocity_Engines </text:p>
      <text:p text:style-name="Preformatted_20_Text">[ 7.5234] %Light(2): ON</text:p>
      <text:p text:style-name="Preformatted_20_Text">[ 7.5384] --- Final Control_Velocity_Engines ..# MSSG:</text:p>
      <text:p text:style-name="Preformatted_20_Text">[ 7.5666] &gt;&gt;&gt; Begin Control_Collisions </text:p>
      <text:p text:style-name="Preformatted_20_Text">[ 7.5870] %BEEEEEEEEEEP 4</text:p>
      <text:p text:style-name="Preformatted_20_Text">[ 7.6009] --- Final Control_Collisions</text:p>
      <text:p text:style-name="Preformatted_20_Text">[ 7.6209] &gt;&gt;&gt; Begin Control_Roll</text:p>
      <text:p text:style-name="Preformatted_20_Text">[ 7.6442] --- Final Control_Roll</text:p>
      <text:p text:style-name="Preformatted_20_Text">[ 7.6611] &gt;&gt;&gt; Begin Control_Pitch_and_Altitud</text:p>
      <text:p text:style-name="Preformatted_20_Text">[ 7.6909] %L(1): off</text:p>
      <text:p text:style-name="Preformatted_20_Text">[ 7.7085] --- Final Control_Pitch_and_Altitud The Roll is over than 35 grades!!</text:p>
      <text:p text:style-name="Preformatted_20_Text">[ 7.7533] ..# MSSG</text:p>
      <text:p text:style-name="Preformatted_20_Text">[ 7.7630] &gt;&gt;&gt; Begin Control_Velocity_Engines </text:p>
      <text:p text:style-name="Preformatted_20_Text">[ 7.7875] %Light(2): ON</text:p>
      <text:p text:style-name="Preformatted_20_Text">[ 7.8026] --- Final Control_Velocity_Engines: The Velocity es mor</text:p>
      <text:p text:style-name="Preformatted_20_Text">[ 7.8363] &gt;&gt;&gt; Begin Control_Collisions </text:p>
      <text:p text:style-name="Preformatted_20_Text">[ 7.8568] %BEEEEEEEEEEP 4</text:p>
      <text:p text:style-name="Preformatted_20_Text">[ 7.8707] --- Final Control_Collisionse t</text:p>
      <text:p text:style-name="Preformatted_20_Text">[ 7.8922] &gt;&gt;&gt; Be</text:p>
      <text:p text:style-name="Preformatted_20_Text">[ 7.9009] &gt;&gt;&gt; Begin Interrupt </text:p>
      <text:p text:style-name="Preformatted_20_Text">[ 7.9167] --- Final Interruptgin Control_Roll</text:p>
      <text:p text:style-name="Preformatted_20_Text">[ 7.9467] --- Final Control_Roll</text:p>
      <text:p text:style-name="Preformatted_20_Text">[ 7.9636] &gt;&gt;&gt; Begin Control_Pitch_and_Altitud</text:p>
      <text:p text:style-name="Preformatted_20_Text">[ 7.9934] %L(1): off</text:p>
      <text:p text:style-name="Preformatted_20_Text"><text:soft-page-break/>[ 8.0111] --- Final Control_Pitch_and_Altitudhan 1000 km/h!!</text:p>
      <text:p text:style-name="Preformatted_20_Text">[ 8.0462] --- Final Display</text:p>
      <text:p text:style-name="Preformatted_20_Text">[ 8.0605] &gt;&gt;&gt; Begin Display </text:p>
      <text:p text:style-name="Preformatted_20_Text">[ 8.0989] ..# </text:p>
      <text:p text:style-name="Preformatted_20_Text">[ 8.1065] &gt;&gt;&gt; Begin Control_Collisions </text:p>
      <text:p text:style-name="Preformatted_20_Text">[ 8.1329] %BEEEEEEEEEEP 4</text:p>
      <text:p text:style-name="Preformatted_20_Text">[ 8.1467] --- Final Control_Collisions</text:p>
      <text:p text:style-name="Preformatted_20_Text">[ 8.1667] </text:p>
      <text:p text:style-name="Preformatted_20_Text">[ 8.1723] &gt;&gt;&gt; Begin Control_Roll</text:p>
      <text:p text:style-name="Preformatted_20_Text">[ 8.1956] --- Final Control_Roll</text:p>
      <text:p text:style-name="Preformatted_20_Text">[ 8.2125] &gt;&gt;&gt; Begin Control_Pitch_and_Altitud</text:p>
      <text:p text:style-name="Preformatted_20_Text">[ 8.2423] %L(1): off</text:p>
      <text:p text:style-name="Preformatted_20_Text">[ 8.2600] --- Final Control_Pitch_and_Altitud&gt;&gt;&gt; Begin Control_Velocity_Engines </text:p>
      <text:p text:style-name="Preformatted_20_Text">[ 8.3023] %Light(2): ON</text:p>
      <text:p text:style-name="Preformatted_20_Text">[ 8.3174] --- Final Control_Velocity_EnginesAltitude: <text:s/>8100</text:p>
      <text:p text:style-name="Preformatted_20_Text">[ 8.3520] ..# Pilot_Power: <text:s/>1020</text:p>
      <text:p text:style-name="Preformatted_20_Text">[ 8.37</text:p>
      <text:p text:style-name="Preformatted_20_Text">[ 8.3763] &gt;&gt;&gt; Begin Control_Collisions </text:p>
      <text:p text:style-name="Preformatted_20_Text">[ 8.4026] %BEEEEEEEEEEP 4</text:p>
      <text:p text:style-name="Preformatted_20_Text">[ 8.4165] --- Final Control_Collisions27] ..# Speed: <text:s/>1200</text:p>
      <text:p text:style-name="Preformatted_20_Text">[ </text:p>
      <text:p text:style-name="Preformatted_20_Text">[ 8.4520] &gt;&gt;&gt; Begin Control_Roll</text:p>
      <text:p text:style-name="Preformatted_20_Text">[ 8.4754] --- Final Control_Roll</text:p>
      <text:p text:style-name="Preformatted_20_Text">[ 8.4922] &gt;&gt;&gt; Begin Control_Pitch_and_Altitud</text:p>
      <text:p text:style-name="Preformatted_20_Text">[ 8.5220] %L(1): off</text:p>
      <text:p text:style-name="Preformatted_20_Text">[ 8.5397] --- Final Control_Pitch_and_Altitud</text:p>
      <text:p text:style-name="Preformatted_20_Text">[ 8.5632] &gt;&gt;&gt; Begin Control_Velocity_Engines </text:p>
      <text:p text:style-name="Preformatted_20_Text">[ 8.5877] %Light(2): ON</text:p>
      <text:p text:style-name="Preformatted_20_Text">[ 8.6008] &gt;&gt;&gt; Begin Interrupt </text:p>
      <text:p text:style-name="Preformatted_20_Text">[ 8.6167] --- Final Interrupt</text:p>
      <text:p text:style-name="Preformatted_20_Text">[ 8.6339] --- Final Cont</text:p>
      <text:p text:style-name="Preformatted_20_Text">[ 8.6467] &gt;&gt;&gt; Begin Control_Collisions </text:p>
      <text:p text:style-name="Preformatted_20_Text">[ 8.6672] %BEEEEEEEEEEP 4</text:p>
      <text:p text:style-name="Preformatted_20_Text">[ 8.6811] --- Final Control_Collisionsrol_Velocity_Engines8.4505] ..# Joystick: <text:s/>25 2</text:p>
      <text:p text:style-name="Preformatted_20_Text">[ 8.7</text:p>
      <text:p text:style-name="Preformatted_20_Text">[ 8.7320] &gt;&gt;&gt; Begin Control_Roll</text:p>
      <text:p text:style-name="Preformatted_20_Text">[ 8.7553] --- Final Control_Roll</text:p>
      <text:p text:style-name="Preformatted_20_Text">[ 8.7722] &gt;&gt;&gt; Begin Control_Pitch_and_Altitud</text:p>
      <text:p text:style-name="Preformatted_20_Text">[ 8.8020] %L(1): off</text:p>
      <text:p text:style-name="Preformatted_20_Text">[ 8.8197] --- Final Control_Pitch_and_Altitud289] ..# Pitch: <text:s/>0</text:p>
      <text:p text:style-name="Preformatted_20_Text">[ 8.8563] ..# Roll: <text:s/>45</text:p>
      <text:p text:style-name="Preformatted_20_Text">[ 8.8724] ..# MSSG: The Roll is over than 35 grades!!</text:p>
      <text:p text:style-name="Preformatted_20_Text">[ 8.9028] &gt;&gt;&gt; Begin Contro</text:p>
      <text:p text:style-name="Preformatted_20_Text">[ 8.9166] &gt;&gt;&gt; Begin Control_Collisions </text:p>
      <text:p text:style-name="Preformatted_20_Text">[ 8.9371] %BEEEEEEEEEEP 4</text:p>
      <text:p text:style-name="Preformatted_20_Text">[ 8.9510] --- Final Control_Collisionsl_Velocity_Engines </text:p>
      <text:p text:style-name="Preformatted_20_Text">[ 8.9815] %Light(2): ON</text:p>
      <text:p text:style-name="Preformatted_20_Text">[ 8.9966] --- Final Control_V</text:p>
      <text:p text:style-name="Preformatted_20_Text">[ 9.0119] &gt;&gt;&gt; Begin Control_Roll</text:p>
      <text:p text:style-name="Preformatted_20_Text">[ 9.0353] --- Final Control_Roll</text:p>
      <text:p text:style-name="Preformatted_20_Text">[ 9.0521] &gt;&gt;&gt; Begin Control_Pitch_and_Altitud</text:p>
      <text:p text:style-name="Preformatted_20_Text">[ 9.0819] %L(1): off</text:p>
      <text:p text:style-name="Preformatted_20_Text">[ 9.0996] --- Final Control_Pitch_and_Altitudelocity_Engines</text:p>
      <text:p text:style-name="Preformatted_20_Text">[ 9.1313] ..# MSSG: The Velocity es more than 1000 km/h!!</text:p>
      <text:p text:style-name="Preformatted_20_Text">[ 9.1649] --- Final Display</text:p>
      <text:p text:style-name="Preformatted_20_Text">[ 9.1792] &gt;&gt;&gt;</text:p>
      <text:p text:style-name="Preformatted_20_Text">[ 9.1863] &gt;&gt;&gt; Begin Control_Collisions </text:p>
      <text:p text:style-name="Preformatted_20_Text">[ 9.2068] %BEEEEEEEEEEP 4</text:p>
      <text:p text:style-name="Preformatted_20_Text">[ 9.2207] --- Final Control_Collisions Begin Display </text:p>
      <text:p text:style-name="Preformatted_20_Text">[ 9.2719] ..# Altitud</text:p>
      <text:p text:style-name="Preformatted_20_Text">[ 9.2831] &gt;&gt;&gt; Beg</text:p>
      <text:p text:style-name="Preformatted_20_Text">[ 9.2923] &gt;&gt;&gt; Begin Control_Roll</text:p>
      <text:p text:style-name="Preformatted_20_Text">[ 9.3156] --- Final Control_Roll</text:p>
      <text:p text:style-name="Preformatted_20_Text"><text:soft-page-break/>[ 9.3325] &gt;&gt;&gt; Begin Control_Pitch_and_Altitud</text:p>
      <text:p text:style-name="Preformatted_20_Text">[ 9.3623] %L(1): off</text:p>
      <text:p text:style-name="Preformatted_20_Text">[ 9.3800] --- Final Control_Pitch_and_Altitudin Control_Velocity_Engines </text:p>
      <text:p text:style-name="Preformatted_20_Text">[ 9.4188] %Light(2): ON</text:p>
      <text:p text:style-name="Preformatted_20_Text">[ 9.4338] --- Final Control_Velocity_Engine</text:p>
      <text:p text:style-name="Preformatted_20_Text">[ 9.4563] &gt;&gt;&gt; Begin Control_Collisions </text:p>
      <text:p text:style-name="Preformatted_20_Text">[ 9.4768] %BEEEEEEEEEEP 4</text:p>
      <text:p text:style-name="Preformatted_20_Text">[ 9.4907] --- Final</text:p>
      <text:p text:style-name="Preformatted_20_Text">[ 9.5009] &gt;&gt;&gt; Begin Interrupt </text:p>
      <text:p text:style-name="Preformatted_20_Text">[ 9.5168] --- Final Interrupt Control_Collisionsse: <text:s/>8100</text:p>
      <text:p text:style-name="Preformatted_20_Text">[ 9.5504] ..# Pilot_Power: <text:s/>1020</text:p>
      <text:p text:style-name="Preformatted_20_Text">[</text:p>
      <text:p text:style-name="Preformatted_20_Text">[ 9.5721] &gt;&gt;&gt; Begin Control_Roll</text:p>
      <text:p text:style-name="Preformatted_20_Text">[ 9.5954] --- Final Control_Roll</text:p>
      <text:p text:style-name="Preformatted_20_Text">[ 9.6123] &gt;&gt;&gt; Begin Control_Pitch_and_Altitud</text:p>
      <text:p text:style-name="Preformatted_20_Text">[ 9.6421] %L(1): off</text:p>
      <text:p text:style-name="Preformatted_20_Text">[ 9.6598] --- Final Control_Pitch_and_Altitud</text:p>
      <text:p text:style-name="Preformatted_20_Text">[ 9.6833] &gt;&gt;&gt; Begin Control_Velocity_Engines </text:p>
      <text:p text:style-name="Preformatted_20_Text">[ 9.7077] %Light(2): ON</text:p>
      <text:p text:style-name="Preformatted_20_Text">[ 9.72</text:p>
      <text:p text:style-name="Preformatted_20_Text">[ 9.7264] &gt;&gt;&gt; Begin Control_Collisions </text:p>
      <text:p text:style-name="Preformatted_20_Text">[ 9.7527] %BEEEEEEEEEEP 4</text:p>
      <text:p text:style-name="Preformatted_20_Text">[ 9.7839] --- Final Control_Collisions28] --- Final Control_Velocity_Engines 9.5711] ..# Speed: <text:s/>1224</text:p>
      <text:p text:style-name="Preformatted_20_Text">[ 9.8400] ..# Joystick:</text:p>
      <text:p text:style-name="Preformatted_20_Text">[ 9.8522] &gt;&gt;&gt; Begin Control_Roll</text:p>
      <text:p text:style-name="Preformatted_20_Text">[ 9.8699] --- Final Control_Roll <text:s/>3 0</text:p>
      <text:p text:style-name="Preformatted_20_Text">[ 9.8917] &gt;&gt;&gt; Begin Control_Pitch_and_Altitud</text:p>
      <text:p text:style-name="Preformatted_20_Text">[ 9.9215] %L(1): off</text:p>
      <text:p text:style-name="Preformatted_20_Text">[ 9.9329] --- Final Control_Pitch_and_Altitud</text:p>
      <text:p text:style-name="Preformatted_20_Text">[ 9.9573] ..# Pitch: <text:s/>3</text:p>
      <text:p text:style-name="Preformatted_20_Text">[ 9.9734] ..# Roll: <text:s/>1</text:p>
      <text:p text:style-name="Preformatted_20_Text">[ 9.9891] ..#</text:p>
      <text:p text:style-name="Preformatted_20_Text">[ 9.9962] &gt;&gt;&gt; Begin Control_Collisions </text:p>
      <text:p text:style-name="Preformatted_20_Text">[ 10.022] %BEEEEEEEEEEP 4</text:p>
      <text:p text:style-name="Preformatted_20_Text">[ 10.053] --- Final Control_Collisions</text:p>
      <text:p text:style-name="Preformatted_20_Text">[ 10.073] &gt;&gt;&gt; Begin Control_Velocity_Engines </text:p>
      <text:p text:style-name="Preformatted_20_Text">[ 10.098] %Light(2): ON</text:p>
      <text:p text:style-name="Preformatted_20_Text">[ 10.113] --- Final Control_Velocity</text:p>
      <text:p text:style-name="Preformatted_20_Text">[ 10.132] &gt;&gt;&gt; Begin Control_Roll</text:p>
      <text:p text:style-name="Preformatted_20_Text">[ 10.150] --- Final Control_Roll_Engines M</text:p>
      <text:p text:style-name="Preformatted_20_Text">[ 10.172] &gt;&gt;&gt; Begin Control_Pitch_and_Altitud</text:p>
      <text:p text:style-name="Preformatted_20_Text">[ 10.201] %L(1): off</text:p>
      <text:p text:style-name="Preformatted_20_Text">[ 10.213] --- Final Control_Pitch_and_AltitudSSG: The Velocity es more than 1000 km/h!!</text:p>
      <text:p text:style-name="Preformatted_20_Text">[ 10.262</text:p>
      <text:p text:style-name="Preformatted_20_Text">[ 10.266] &gt;&gt;&gt; Begin Control_Collisions </text:p>
      <text:p text:style-name="Preformatted_20_Text">[ 10.293] %BEEEEEEEEEEP 4</text:p>
      <text:p text:style-name="Preformatted_20_Text">[ 10.324] --- Final Control_Collisions] --- Final Display</text:p>
      <text:p text:style-name="Preformatted_20_Text">[ 10.353] &gt;&gt;&gt; Begin Display </text:p>
      <text:p text:style-name="Preformatted_20_Text">[ 10.392] ..# Al</text:p>
      <text:p text:style-name="Preformatted_20_Text">[ 10.401] &gt;&gt;&gt; Begin Interrupt </text:p>
      <text:p text:style-name="Preformatted_20_Text">[ 10.416] --- Final Interrupt</text:p>
      <text:p text:style-name="Preformatted_20_Text">[ 10.432] &gt;&gt;&gt; Begin Control_Roll</text:p>
      <text:p text:style-name="Preformatted_20_Text">[ 10.455] --- Final Control_Roll</text:p>
      <text:p text:style-name="Preformatted_20_Text">[ 10.472] &gt;&gt;&gt; Begin Control_Pitch_and_Altitud</text:p>
      <text:p text:style-name="Preformatted_20_Text">[ 10.502] %L(1): off</text:p>
      <text:p text:style-name="Preformatted_20_Text">[ 10.520] --- Final Control_Pit</text:p>
      <text:p text:style-name="Preformatted_20_Text">[ 10.536] &gt;&gt;&gt; Begin Control_Collisions </text:p>
      <text:p text:style-name="Preformatted_20_Text">[ 10.556] %BEEEEEEEEEEP 4</text:p>
      <text:p text:style-name="Preformatted_20_Text">[ 10.570] --- Final Control_Collisionsch_and_Altitud</text:p>
      <text:p text:style-name="Preformatted_20_Text">[ 10.597] &gt;&gt;&gt; Begin Control_Velocity_Engines </text:p>
      <text:p text:style-name="Preformatted_20_Text">[ 10.622] %L(2): off</text:p>
      <text:p text:style-name="Preformatted_20_Text">[ 10.635] --- Final Control_Velocity_Enginestitude: <text:s/>8220</text:p>
      <text:p text:style-name="Preformatted_20_Text"><text:soft-page-break/>[ 10.669] ..# Pilot_Power: <text:s/>800</text:p>
      <text:p text:style-name="Preformatted_20_Text">[ 10</text:p>
      <text:p text:style-name="Preformatted_20_Text">[ 10.692] &gt;&gt;&gt; Begin Control_Roll</text:p>
      <text:p text:style-name="Preformatted_20_Text">[ 10.715] --- Final Control_Roll</text:p>
      <text:p text:style-name="Preformatted_20_Text">[ 10.736] &gt;&gt;&gt; Begin Control_Pitch_and_Altitud</text:p>
      <text:p text:style-name="Preformatted_20_Text">[ 10.762] %L(1): off</text:p>
      <text:p text:style-name="Preformatted_20_Text">[ 10.779] --- Final Control_Pitch_and_Altitud</text:p>
      <text:p text:style-name="Preformatted_20_Text">[ 10.</text:p>
      <text:p text:style-name="Preformatted_20_Text">[ 10.806] &gt;&gt;&gt; Begin Control_Collisions </text:p>
      <text:p text:style-name="Preformatted_20_Text">[ 10.826] %BEEEEEEEEEEP 4</text:p>
      <text:p text:style-name="Preformatted_20_Text">[ 10.840] --- Final Control_Collisions803] &gt;&gt;&gt; Begin Control_Velocity_Engines </text:p>
      <text:p text:style-name="Preformatted_20_Text">[ 10.882] %L(2): off</text:p>
      <text:p text:style-name="Preformatted_20_Text">[ 10.895] --- Final Control_Velocity_Engines.689] ..# Speed: <text:s/>1000</text:p>
      <text:p text:style-name="Preformatted_20_Text">[ 10.933] ..# Joystick: <text:s/>1-3</text:p>
      <text:p text:style-name="Preformatted_20_Text">[ 10.952] ..# Pitch: <text:s/>20</text:p>
      <text:p text:style-name="Preformatted_20_Text">[ 10.</text:p>
      <text:p text:style-name="Preformatted_20_Text">[ 10.972] &gt;&gt;&gt; Begin Control_Roll</text:p>
      <text:p text:style-name="Preformatted_20_Text">[ 10.995] --- Final Control_Roll</text:p>
      <text:p text:style-name="Preformatted_20_Text">[ 11.012] &gt;&gt;&gt; Begin Control_Pitch_and_Altitud</text:p>
      <text:p text:style-name="Preformatted_20_Text">[ 11.042] %L(1): off</text:p>
      <text:p text:style-name="Preformatted_20_Text">[ 11.059] --- Final Control_Pit</text:p>
      <text:p text:style-name="Preformatted_20_Text">[ 11.076] &gt;&gt;&gt; Begin Control_Collisions </text:p>
      <text:p text:style-name="Preformatted_20_Text">[ 11.096] %BEEEEEEEEEEP 4</text:p>
      <text:p text:style-name="Preformatted_20_Text">[ 11.110] --- Final Control_Collisionsch_and_Altitud969] ..# Roll: <text:s/>1</text:p>
      <text:p text:style-name="Preformatted_20_Text">[ 11.150] ..# MSSG: The Velocity es more than 1000 km/h!!</text:p>
      <text:p text:style-name="Preformatted_20_Text">[ 11.182] &gt;&gt;&gt; Begin Control_Veloci</text:p>
      <text:p text:style-name="Preformatted_20_Text">[ 11.200] &gt;&gt;&gt; Begin Interrupt </text:p>
      <text:p text:style-name="Preformatted_20_Text">[ 11.216] --- Final Interruptty_Engines </text:p>
      <text:p text:style-name="Preformatted_20_Text">[ 11.238] %Light(2): ON</text:p>
      <text:p text:style-name="Preformatted_20_Text">[ 11.253] &gt;&gt;&gt; Begin Control_Roll</text:p>
      <text:p text:style-name="Preformatted_20_Text">[ 11.271] --- Final Control_Roll</text:p>
      <text:p text:style-name="Preformatted_20_Text">[ 11.2</text:p>
      <text:p text:style-name="Preformatted_20_Text">[ 11.292] &gt;&gt;&gt; Begin Control_Pitch_and_Altitud</text:p>
      <text:p text:style-name="Preformatted_20_Text">[ 11.321] %L(1): off</text:p>
      <text:p text:style-name="Preformatted_20_Text">[ 11.333] --- Final Contr</text:p>
      <text:p text:style-name="Preformatted_20_Text">[ 11.346] &gt;&gt;&gt; Begin Control_Collisions </text:p>
      <text:p text:style-name="Preformatted_20_Text">[ 11.390] --- Final Control_Collisionsol_Pitch_and_Altitud88] --- Final Control_Velocity_Engines</text:p>
      <text:p text:style-name="Preformatted_20_Text">[ 11.440] --- Final Display</text:p>
      <text:p text:style-name="Preformatted_20_Text">[ 11.454] &gt;&gt;&gt; Begin Display </text:p>
      <text:p text:style-name="Preformatted_20_Text">[ 11.493] ..# Altitude: <text:s/>8260</text:p>
      <text:p text:style-name="Preformatted_20_Text">[ 11.512] ..# Pilot_Power: <text:s/>800</text:p>
      <text:p text:style-name="Preformatted_20_Text">[ 11.531] &gt;&gt;&gt; Begin Control_Roll</text:p>
      <text:p text:style-name="Preformatted_20_Text">[ 11.549] --- Final Control_Roll</text:p>
      <text:p text:style-name="Preformatted_20_Text">[ 11.566] &gt;</text:p>
      <text:p text:style-name="Preformatted_20_Text">[ 11.572] &gt;&gt;&gt; Begin Control_Pitch_and_Altitud</text:p>
      <text:p text:style-name="Preformatted_20_Text">[ 11.602] %L(1): off</text:p>
      <text:p text:style-name="Preformatted_20_Text">[ 11.</text:p>
      <text:p text:style-name="Preformatted_20_Text">[ 11.616] &gt;&gt;&gt; Begin Control_Collisions </text:p>
      <text:p text:style-name="Preformatted_20_Text">[ 11.660] --- Final Control_Collisions613] --- Final Control_Pitch_and_Altitud&gt;&gt; Begin Control_Velocity_Engines </text:p>
      <text:p text:style-name="Preformatted_20_Text">[ 11.719] %Light(2): ON</text:p>
      <text:p text:style-name="Preformatted_20_Text">[ 11.734] --- Final Control_Velocity_Engines</text:p>
      <text:p text:style-name="Preformatted_20_Text">[ 11.757] ..# Speed: <text:s/>1000</text:p>
      <text:p text:style-name="Preformatted_20_Text">[ 11.775] ..# Joystick: <text:s/>1-3</text:p>
      <text:p text:style-name="Preformatted_20_Text">[ 11.793] ..# Pitch: <text:s/>20</text:p>
      <text:p text:style-name="Preformatted_20_Text">[ 1</text:p>
      <text:p text:style-name="Preformatted_20_Text">[ 11.812] &gt;&gt;&gt; Begin Control_Roll</text:p>
      <text:p text:style-name="Preformatted_20_Text">[ 11.830] --- Final Control_Roll1.810] ..#</text:p>
      <text:p text:style-name="Preformatted_20_Text">[ 11.852] &gt;&gt;&gt; Begin Control_Pitch_and_Altitud</text:p>
      <text:p text:style-name="Preformatted_20_Text">[ 11.881</text:p>
      <text:p text:style-name="Preformatted_20_Text">[ 11.886] &gt;&gt;&gt; Begin Control</text:p>
      <text:p text:style-name="Preformatted_20_Text">[ 11.900] &gt;&gt;&gt; Begin Interrupt </text:p>
      <text:p text:style-name="Preformatted_20_Text">[ 11.916] --- Final Interrupt_Collisions </text:p>
      <text:p text:style-name="Preformatted_20_Text"><text:soft-page-break/>[ 11.938] %BEEEEEEEEEEP 4</text:p>
      <text:p text:style-name="Preformatted_20_Text">[ 11.952] --- Final Control_Collisions] %L(1): off</text:p>
      <text:p text:style-name="Preformatted_20_Text">[ 11.985] --- Final Control_Pitch_and_Altitud</text:p>
      <text:p text:style-name="Preformatted_20_Text">[ 12.008] &gt;&gt;&gt; Begin Control_Velocity_Engines </text:p>
      <text:p text:style-name="Preformatted_20_Text">[ 12.033] %L(2): off</text:p>
      <text:p text:style-name="Preformatted_20_Text">[ 12.046] --- Final Control_Velocity_Engines Roll: <text:s/>1</text:p>
      <text:p text:style-name="Preformatted_20_Text">[ 12.078] ..# MSSG: The Vel</text:p>
      <text:p text:style-name="Preformatted_20_Text">[ 12.092] &gt;&gt;&gt; Begin Control_Roll</text:p>
      <text:p text:style-name="Preformatted_20_Text">[ 12.115] --- Final Control_Roll</text:p>
      <text:p text:style-name="Preformatted_20_Text">[ 12.132] &gt;&gt;&gt; Begin Control_Pitch_and_Altitud</text:p>
      <text:p text:style-name="Preformatted_20_Text">[ 12.161] &gt;&gt;&gt; Begin Control_Collisions </text:p>
      <text:p text:style-name="Preformatted_20_Text">[ 12.181] %BEEEEEEEEEEP 4</text:p>
      <text:p text:style-name="Preformatted_20_Text">[ 12.195] --- Final Control_Collisions</text:p>
      <text:p text:style-name="Preformatted_20_Text">[ 12.216] %L(1): off</text:p>
      <text:p text:style-name="Preformatted_20_Text">[ 12.233] --- Final Control_Pitch_and_Altitudocity es more than 1000 km/h!!</text:p>
      <text:p text:style-name="Preformatted_20_Text">[ 12.276] --- Final Display</text:p>
      <text:p text:style-name="Preformatted_20_Text">[ 12.290] &gt;&gt;&gt; Begin Display </text:p>
      <text:p text:style-name="Preformatted_20_Text">[ 12.324] &gt;&gt;&gt; Begin Control_Velocity_Engines </text:p>
      <text:p text:style-name="Preformatted_20_Text">[ 12.349] %L(2): off</text:p>
      <text:p text:style-name="Preformatted_20_Text">[ 12.362] --- Fina</text:p>
      <text:p text:style-name="Preformatted_20_Text">[ 12.372] &gt;&gt;&gt; Begin Control_Roll</text:p>
      <text:p text:style-name="Preformatted_20_Text">[ 12.395] --- Final Control_Roll</text:p>
      <text:p text:style-name="Preformatted_20_Text">[ 12.412] &gt;&gt;&gt; Begin Contro</text:p>
      <text:p text:style-name="Preformatted_20_Text">[ 12.426] &gt;&gt;&gt; Begin Control_Collisions </text:p>
      <text:p text:style-name="Preformatted_20_Text">[ 12.446] %BEEEEEEEEEEP 4</text:p>
      <text:p text:style-name="Preformatted_20_Text">[ 12.460] --- Final Control_Collisionsl_Pitch_and_Altitud</text:p>
      <text:p text:style-name="Preformatted_20_Text">[ 12.496] %L(1): off</text:p>
      <text:p text:style-name="Preformatted_20_Text">[ 12.514] --- Final Control_Pitch_and_Altitudl Control_Velocity_Engines</text:p>
      <text:p text:style-name="Preformatted_20_Text">[ 12.555] ..# Altitude: <text:s/>8300</text:p>
      <text:p text:style-name="Preformatted_20_Text">[ 12.574] ..# Pilot_Power: <text:s/>800</text:p>
      <text:p text:style-name="Preformatted_20_Text">[ 12.594] .</text:p>
      <text:p text:style-name="Preformatted_20_Text">[ 12.600] &gt;&gt;&gt; Begin Interrupt </text:p>
      <text:p text:style-name="Preformatted_20_Text">[ 12.616] --- Final Interrupt.# Speed: <text:s/>960</text:p>
      <text:p text:style-name="Preformatted_20_Text">[ 12.643] ..# Joy</text:p>
      <text:p text:style-name="Preformatted_20_Text">[ 12.652] &gt;&gt;&gt; Begin Control_Roll</text:p>
      <text:p text:style-name="Preformatted_20_Text">[ 12.669] --- Final Control_Rollstick: -15 </text:p>
      <text:p text:style-name="Preformatted_20_Text">[ 12.69</text:p>
      <text:p text:style-name="Preformatted_20_Text">[ 12.696] &gt;&gt;&gt; Begin Control_Collisions </text:p>
      <text:p text:style-name="Preformatted_20_Text">[ 12.740] --- Final Control_Collisions2] &gt;&gt;&gt; Begin Control_Pitch_and_Altitud</text:p>
      <text:p text:style-name="Preformatted_20_Text">[ 12.785] %L(1): off</text:p>
      <text:p text:style-name="Preformatted_20_Text">[ 12.797] --- Final Control_Pitch_and_Altitud</text:p>
      <text:p text:style-name="Preformatted_20_Text">[ 12.820] &gt;&gt;&gt; Begin Control_Velocity_Engines </text:p>
      <text:p text:style-name="Preformatted_20_Text">[ 12.845] %Light(2): ON</text:p>
      <text:p text:style-name="Preformatted_20_Text">[ 12.860] --- Final Control_Velocity_Engines3</text:p>
      <text:p text:style-name="Preformatted_20_Text">[ 12.887] ..# Pitch: <text:s/>1</text:p>
      <text:p text:style-name="Preformatted_20_Text">[ 12.903] ..# Roll: <text:s/>1</text:p>
      <text:p text:style-name="Preformatted_20_Text">[ 12.919] --- Final Disp</text:p>
      <text:p text:style-name="Preformatted_20_Text">[ 12.932] &gt;&gt;&gt; Begin Control_Roll</text:p>
      <text:p text:style-name="Preformatted_20_Text">[ 12.950] --- Final Control_Rol</text:p>
      <text:p text:style-name="Preformatted_20_Text">[ 12.966] &gt;&gt;&gt; Begin Control_Collisions </text:p>
      <text:p text:style-name="Preformatted_20_Text">[ 13.010] --- Final Control_Collisionsl</text:p>
      <text:p text:style-name="Preformatted_20_Text">[ 13.030] &gt;&gt;&gt; Begin Control_Pitch_and_Altitud</text:p>
      <text:p text:style-name="Preformatted_20_Text">[ 13.060] %L(1): off</text:p>
      <text:p text:style-name="Preformatted_20_Text">[ 13.071] --- Final Control_Pitch_and_Altitud</text:p>
      <text:p text:style-name="Preformatted_20_Text">[ 13.095] &gt;&gt;&gt; Begin Control_Velocity_Engines </text:p>
      <text:p text:style-name="Preformatted_20_Text">[ 13.119] %Light(2): ON</text:p>
      <text:p text:style-name="Preformatted_20_Text">[ 13.134] --- Final Control_Velocity_Engineslay</text:p>
      <text:p text:style-name="Preformatted_20_Text">[ 13.200] &gt;&gt;&gt; Begin Interrupt </text:p>
      <text:p text:style-name="Preformatted_20_Text">[ 13.216] --- Final Interrupt</text:p>
      <text:p text:style-name="Preformatted_20_Text">[ 13.232</text:p>
      <text:p text:style-name="Preformatted_20_Text">[ 13.236] &gt;&gt;&gt; Begin Control_Collisions </text:p>
      <text:p text:style-name="Preformatted_20_Text">[ 13.257] %BEEEEEEEEEEP 4</text:p>
      <text:p text:style-name="Preformatted_20_Text">[ 13.271] --- Final Control_Collisions] &gt;&gt;&gt; Begin Control_Roll</text:p>
      <text:p text:style-name="Preformatted_20_Text">[ 13.309] --- Final Control_Roll</text:p>
      <text:p text:style-name="Preformatted_20_Text"><text:soft-page-break/>[ 13.326] &gt;&gt;&gt; Begin Control_Pitch_and_Altitud</text:p>
      <text:p text:style-name="Preformatted_20_Text">[ 13.356] %L(1): off</text:p>
      <text:p text:style-name="Preformatted_20_Text">[ 13.374] --- Final Control_Pitch_and_Altitud</text:p>
      <text:p text:style-name="Preformatted_20_Text">[ 13.425] &gt;&gt;&gt; Begin Display </text:p>
      <text:p text:style-name="Preformatted_20_Text">[ 13.464] &gt;&gt;&gt; Begin Control_Velocity_Engines </text:p>
      <text:p text:style-name="Preformatted_20_Text">[ 13.4</text:p>
      <text:p text:style-name="Preformatted_20_Text">[ 13.492] &gt;&gt;&gt; Begin Control</text:p>
      <text:p text:style-name="Preformatted_20_Text">[ 13.506] &gt;&gt;&gt; Begin Control_Collisions </text:p>
      <text:p text:style-name="Preformatted_20_Text">[ 13.526] %BEEEEEEEEEEP 4</text:p>
      <text:p text:style-name="Preformatted_20_Text">[ 13.540] --- Final Control_Collisions_Roll</text:p>
      <text:p text:style-name="Preformatted_20_Text">[ 13.569] --- Final Control_Roll</text:p>
      <text:p text:style-name="Preformatted_20_Text">[ 13.586] &gt;&gt;&gt; Begin Control_Pitch_and_Altitud</text:p>
      <text:p text:style-name="Preformatted_20_Text">[ 13.616] %L(1): off</text:p>
      <text:p text:style-name="Preformatted_20_Text">[ 13.633] --- Final Control_Pitch_and_Altitud88] %L(2): off</text:p>
      <text:p text:style-name="Preformatted_20_Text">[ 13.667] --- Final Control_Velocity_Engines</text:p>
      <text:p text:style-name="Preformatted_20_Text">[ 13.690] ..# Altitude: <text:s/>8380</text:p>
      <text:p text:style-name="Preformatted_20_Text">[ 13.709] ..# Pilot_Power: <text:s/>800</text:p>
      <text:p text:style-name="Preformatted_20_Text">[ 13.729] ..# Speed: <text:s/>1000</text:p>
      <text:p text:style-name="Preformatted_20_Text">[ 13.747] ..# Joystick: -35-3</text:p>
      <text:p text:style-name="Preformatted_20_Text">[ 13.766]</text:p>
      <text:p text:style-name="Preformatted_20_Text">[ 13.771</text:p>
      <text:p text:style-name="Preformatted_20_Text">[ 13.776] &gt;&gt;&gt; Begin Control_Collisions </text:p>
      <text:p text:style-name="Preformatted_20_Text">[ 13.7</text:p>
      <text:p text:style-name="Preformatted_20_Text">[ 13.800] &gt;&gt;&gt; Begin Interrupt </text:p>
      <text:p text:style-name="Preformatted_20_Text">[ 13.816] --- Final Interrupt97] %BEEEEEEEEEEP 4</text:p>
      <text:p text:style-name="Preformatted_20_Text">[ 13.842] --- Final Control_Collisions] &gt;&gt;&gt; Begin Control_Roll</text:p>
      <text:p text:style-name="Preformatted_20_Text">[ 13.875] --- Final Control_Roll</text:p>
      <text:p text:style-name="Preformatted_20_Text">[ 13.892] &gt;&gt;&gt; Begin Control_Pitch_and_Altitud</text:p>
      <text:p text:style-name="Preformatted_20_Text">[ 13.922] %L(1): off</text:p>
      <text:p text:style-name="Preformatted_20_Text">[ 13.933] --- Final Control_Pitch_and_Altitud</text:p>
      <text:p text:style-name="Preformatted_20_Text">[ 13.956] &gt;&gt;&gt; Begin Control_Velocity_Engines </text:p>
      <text:p text:style-name="Preformatted_20_Text">[ 13.981] %Light(2): ON</text:p>
      <text:p text:style-name="Preformatted_20_Text">[ 13.996] --- Final Control_Velocity_Engines ..# Pitch: <text:s/>0</text:p>
      <text:p text:style-name="Preformatted_20_Text">[ 14.030] ..# Roll: -35</text:p>
      <text:p text:style-name="Preformatted_20_Text">[ 14.046] &gt;&gt;&gt; Begin Control_Collisions </text:p>
      <text:p text:style-name="Preformatted_20_Text">[ 14.089] --- Final Control_Collisions</text:p>
      <text:p text:style-name="Preformatted_20_Text">[ 14.109] &gt;&gt;&gt; Begin Control_Roll</text:p>
      <text:p text:style-name="Preformatted_20_Text">[ 14.127] --- Final Control_Roll</text:p>
      <text:p text:style-name="Preformatted_20_Text">[ 14.144] &gt;&gt;&gt; Begin Control_Pitch_and_Altitud</text:p>
      <text:p text:style-name="Preformatted_20_Text">[ 14.174] %L(1): off</text:p>
      <text:p text:style-name="Preformatted_20_Text">[ 14.185] --- Final Control_Pitch_and_Altitud</text:p>
      <text:p text:style-name="Preformatted_20_Text">[ 14.208] ..# MSSG: The Rol</text:p>
      <text:p text:style-name="Preformatted_20_Text">[ 14.223] &gt;&gt;&gt; Begin Control_Velocity_Engines </text:p>
      <text:p text:style-name="Preformatted_20_Text">[ 14.247] %Light(2): ON</text:p>
      <text:p text:style-name="Preformatted_20_Text">[ 14.262] --- Final Control_Velocity_Enginesl is under than -35 grades!!</text:p>
      <text:p text:style-name="Preformatted_20_Text">[ 14.300] &gt;&gt;&gt; Begin Interrupt </text:p>
      <text:p text:style-name="Preformatted_20_Text">[ 14.316] --- Final Interrupt</text:p>
      <text:p text:style-name="Preformatted_20_Text">[ 14.332] &gt;&gt;&gt; Begin Control_Collisions </text:p>
      <text:p text:style-name="Preformatted_20_Text">[ 14.352] %BEEEEEEEEEEP 4</text:p>
      <text:p text:style-name="Preformatted_20_Text">[ 14.366] --- Final Control_Collisions</text:p>
      <text:p text:style-name="Preformatted_20_Text">[ 14.386] &gt;&gt;&gt; Begin Control_Roll</text:p>
      <text:p text:style-name="Preformatted_20_Text">[ 14.409] --- Final Control_Roll</text:p>
      <text:p text:style-name="Preformatted_20_Text">[ 14.426] &gt;&gt;&gt; Begin Control_Pitch_and_Altitud</text:p>
      <text:p text:style-name="Preformatted_20_Text">[ 14.456] %L(1): off</text:p>
      <text:p text:style-name="Preformatted_20_Text">[ 14.474] --- Final Control_Pitch_and_Altitud</text:p>
      <text:p text:style-name="Preformatted_20_Text">[ 14.500] ..# MSSG: The Velocity es more than 1000 km/h!!</text:p>
      <text:p text:style-name="Preformatted_20_Text">[ 14.534] --- Final Display</text:p>
      <text:p text:style-name="Preformatted_20_Text">[ 14.586] &gt;&gt;&gt; Begin Control_Collisions </text:p>
      <text:p text:style-name="Preformatted_20_Text">[ 14.606] %BEEEEEEEEEEP 4</text:p>
      <text:p text:style-name="Preformatted_20_Text">[ 14.620] --- Final Control_Collisions</text:p>
      <text:p text:style-name="Preformatted_20_Text">[ 14.640] &gt;&gt;&gt; Begin Control_Roll</text:p>
      <text:p text:style-name="Preformatted_20_Text">[ 14.663] --- Final Control_Roll</text:p>
      <text:p text:style-name="Preformatted_20_Text">[ 14.680] &gt;&gt;&gt; Begin Control_Pitch_and_Altitud</text:p>
      <text:p text:style-name="Preformatted_20_Text">[ 14.710] %L(1): off</text:p>
      <text:p text:style-name="Preformatted_20_Text"><text:soft-page-break/>[ 14.727] --- Final Control_Pitch_and_Altitud</text:p>
      <text:p text:style-name="Preformatted_20_Text">[ 14.751] &gt;&gt;&gt; Begin Control_Velocity_Engines </text:p>
      <text:p text:style-name="Preformatted_20_Text">[ 14.775] %L(2): off</text:p>
      <text:p text:style-name="Preformatted_20_Text">[ 14.789] --- Final C</text:p>
      <text:p text:style-name="Preformatted_20_Text">[ 14.800] &gt;&gt;&gt; Begin Interrupt </text:p>
      <text:p text:style-name="Preformatted_20_Text">[ 14.816] --- Final Interruptontrol_Velocity_Engines</text:p>
      <text:p text:style-name="Preformatted_20_Text">[ 14.843] &gt;&gt;&gt; Begin Disp</text:p>
      <text:p text:style-name="Preformatted_20_Text">[ 14.856] &gt;&gt;&gt; Begin Control_Collisions </text:p>
      <text:p text:style-name="Preformatted_20_Text">[ 14.900] --- Final Control_Collisions</text:p>
      <text:p text:style-name="Preformatted_20_Text">[ 14.920] &gt;&gt;&gt; Begin Control_Roll</text:p>
      <text:p text:style-name="Preformatted_20_Text">[ 14.938] --- Final Control_Roll</text:p>
      <text:p text:style-name="Preformatted_20_Text">[ 14.955] &gt;&gt;&gt; Begin Control_Pitch_and_Altitud</text:p>
      <text:p text:style-name="Preformatted_20_Text">[ 14.985] %L(1): off</text:p>
      <text:p text:style-name="Preformatted_20_Text">[ 14.996] --- Final Control_Pitch_and_Altitud</text:p>
      <text:p text:style-name="Preformatted_20_Text">[ 15.019] &gt;&gt;&gt; Begin Control_Velocity_Engines </text:p>
      <text:p text:style-name="Preformatted_20_Text">[ 15.044] %Light(2): ON</text:p>
      <text:p text:style-name="Preformatted_20_Text">[ 15.059] --- Final Control_Velocity_Engineslay </text:p>
      <text:p text:style-name="Preformatted_20_Text">[ 15.108] ..# Altitude: <text:s/>8460</text:p>
      <text:p text:style-name="Preformatted_20_Text">[ 15.126] &gt;&gt;&gt; Begin Control_Collisions </text:p>
      <text:p text:style-name="Preformatted_20_Text">[ 15.169] --- Final Control_Collisions</text:p>
      <text:p text:style-name="Preformatted_20_Text">[ 15.189] &gt;&gt;&gt; Begin Control_Roll</text:p>
      <text:p text:style-name="Preformatted_20_Text">[ 15.207] --- Final Control_Roll</text:p>
      <text:p text:style-name="Preformatted_20_Text">[ 15.224] &gt;&gt;&gt; Begin Control_Pitch_and_Altitud</text:p>
      <text:p text:style-name="Preformatted_20_Text">[ 15.254] %L(1): off</text:p>
      <text:p text:style-name="Preformatted_20_Text">[ 15.265] --- Final Control_Pitch_and_Altitud</text:p>
      <text:p text:style-name="Preformatted_20_Text">[ 15.289] ..# Pilot_Power: <text:s/>900</text:p>
      <text:p text:style-name="Preformatted_20_Text">[ 15.309] ..# Speed: <text:s/>1000</text:p>
      <text:p text:style-name="Preformatted_20_Text">[ 15.327] ..# Joystick: -47 0</text:p>
      <text:p text:style-name="Preformatted_20_Text">[ 15.346] ..# Pitch: <text:s/>20</text:p>
      <text:p text:style-name="Preformatted_20_Text">[ 15.362] &gt;&gt;&gt; Begin Control_Velocity_Engines </text:p>
      <text:p text:style-name="Preformatted_20_Text">[ 15.387] %Light(</text:p>
      <text:p text:style-name="Preformatted_20_Text">[ 15.396] &gt;&gt;&gt; Begin Control_Collisions </text:p>
      <text:p text:style-name="Preformatted_20_Text">[ 15.446] --- Final Control_Collisions</text:p>
      <text:p text:style-name="Preformatted_20_Text">[ 15.466] &gt;&gt;&gt; Begin Control_Roll</text:p>
      <text:p text:style-name="Preformatted_20_Text">[ 15.489] --- Final C</text:p>
      <text:p text:style-name="Preformatted_20_Text">[ 15.500] &gt;&gt;&gt; Begin Interrupt </text:p>
      <text:p text:style-name="Preformatted_20_Text">[ 15.516] --- Final Interruptontrol_Roll</text:p>
      <text:p text:style-name="Preformatted_20_Text">[ 15.537] &gt;&gt;&gt; Begin Control_Pitch_and_Altitud</text:p>
      <text:p text:style-name="Preformatted_20_Text">[ 15.567] %L(1): off</text:p>
      <text:p text:style-name="Preformatted_20_Text">[ 15.585] --- Final Control_Pitch_and_Altitud2): ON</text:p>
      <text:p text:style-name="Preformatted_20_Text">[ 15.614] --- Final Control_Velocity_Engines</text:p>
      <text:p text:style-name="Preformatted_20_Text">[ 15.637] ..# Roll: -47</text:p>
      <text:p text:style-name="Preformatted_20_Text">[ 15.653] ..# MSSG: The </text:p>
      <text:p text:style-name="Preformatted_20_Text">[ 15.666] &gt;&gt;&gt; Begin Control_Collisions </text:p>
      <text:p text:style-name="Preformatted_20_Text">[ 15.687] %BEEEEEEEEEEP 4</text:p>
      <text:p text:style-name="Preformatted_20_Text">[ 15.700] --- Final Control_CollisionsRoll is under than -35</text:p>
      <text:p text:style-name="Preformatted_20_Text">[ 15.732] &gt;&gt;&gt; Begin Control_Roll</text:p>
      <text:p text:style-name="Preformatted_20_Text">[ 15.755] --- Final Control_Roll</text:p>
      <text:p text:style-name="Preformatted_20_Text">[ 15.772] &gt;&gt;&gt; Begin Control_Pitch_and_Altitud</text:p>
      <text:p text:style-name="Preformatted_20_Text">[ 15.802] %L(1): off</text:p>
      <text:p text:style-name="Preformatted_20_Text">[ 15.819] --- Final Control_Pitch_and_Altitud</text:p>
      <text:p text:style-name="Preformatted_20_Text">[ 15.843] &gt;&gt;&gt; Begin Control_Velocity_Engines </text:p>
      <text:p text:style-name="Preformatted_20_Text">[ 15.867] %Light(2): ON</text:p>
      <text:p text:style-name="Preformatted_20_Text">[ 15.882] --- Final Control_Velocity_Engines grades!!</text:p>
      <text:p text:style-name="Preformatted_20_Text">[ 15.914] ..# MSSG: The Velocity es more t</text:p>
      <text:p text:style-name="Preformatted_20_Text">[ 15.936] &gt;&gt;&gt; Begin Control_Collisions </text:p>
      <text:p text:style-name="Preformatted_20_Text">[ 15.956] %BEEEEEEEEEEP 4</text:p>
      <text:p text:style-name="Preformatted_20_Text">[ 15.970] --- Final Control_Collisionshan 1000 km/h!!</text:p>
      <text:p text:style-name="Preformatted_20_Text">[ 16.002] --- Final</text:p>
      <text:p text:style-name="Preformatted_20_Text">[ 16.012] &gt;&gt;&gt; Begin Control_Roll</text:p>
      <text:p text:style-name="Preformatted_20_Text">[ 16.035] --- Final Control_Roll</text:p>
      <text:p text:style-name="Preformatted_20_Text">[ 16.052] &gt;&gt;&gt; Begin Control_Pitch_and_Altitud</text:p>
      <text:p text:style-name="Preformatted_20_Text">[ 16.082] %L(1): off</text:p>
      <text:p text:style-name="Preformatted_20_Text">[ 16.100] --- Final Control_Pitch_and_Altitud</text:p>
      <text:p text:style-name="Preformatted_20_Text"><text:soft-page-break/>[ 16.123] &gt;&gt;&gt; Begin Control_Velocity_Engines </text:p>
      <text:p text:style-name="Preformatted_20_Text">[ 16.148] %Light(2): ON</text:p>
      <text:p text:style-name="Preformatted_20_Text">[ 16.163] --- Final Control_Velocity_Engines Display</text:p>
      <text:p text:style-name="Preformatted_20_Text">[ 16.190] &gt;&gt;&gt; Begin Display </text:p>
      <text:p text:style-name="Preformatted_20_Text">[ 16.209] &gt;&gt;&gt; Begin Control_Collisions </text:p>
      <text:p text:style-name="Preformatted_20_Text">[ 16.230] %BEEEEEEEEEEP 4</text:p>
      <text:p text:style-name="Preformatted_20_Text">[ 16.244] --- Final Control_Collisions</text:p>
      <text:p text:style-name="Preformatted_20_Text">[ 16.282] ..# Alti</text:p>
      <text:p text:style-name="Preformatted_20_Text">[ 16.292] &gt;&gt;&gt; Begin Control_Roll</text:p>
      <text:p text:style-name="Preformatted_20_Text">[ 16.315] --- Final Control_Roll</text:p>
      <text:p text:style-name="Preformatted_20_Text">[ 16.332] &gt;&gt;&gt; Begin Control_Pitch_and_Altitud</text:p>
      <text:p text:style-name="Preformatted_20_Text">[ 16.362] %L(1): off</text:p>
      <text:p text:style-name="Preformatted_20_Text">[ 16.379] --- Final Control_Pitch_and_Al</text:p>
      <text:p text:style-name="Preformatted_20_Text">[ 16.400] &gt;&gt;&gt; Begin Interrupt </text:p>
      <text:p text:style-name="Preformatted_20_Text">[ 16.416] --- Final Interrupttitudtude: <text:s/>8540</text:p>
      <text:p text:style-name="Preformatted_20_Text">[ 16.444] ..# Pilot_Power: <text:s/>900</text:p>
      <text:p text:style-name="Preformatted_20_Text">[ 16.464] ..# Speed: <text:s/>1</text:p>
      <text:p text:style-name="Preformatted_20_Text">[ 16.476] &gt;&gt;&gt; Begin Control_Collisions </text:p>
      <text:p text:style-name="Preformatted_20_Text">[ 16.503] --- Final Control_Collisions</text:p>
      <text:p text:style-name="Preformatted_20_Text">[ 16.523] &gt;&gt;&gt; Begin Control_Velocity_Engines </text:p>
      <text:p text:style-name="Preformatted_20_Text">[ 16.547] %Light(2): ON</text:p>
      <text:p text:style-name="Preformatted_20_Text">[ 16.562] --- Fina</text:p>
      <text:p text:style-name="Preformatted_20_Text">[ 16.572] &gt;&gt;&gt; Begin Control_Roll</text:p>
      <text:p text:style-name="Preformatted_20_Text">[ 16.595] --- Final Control_Roll</text:p>
      <text:p text:style-name="Preformatted_20_Text">[ 16.612] &gt;&gt;&gt; Begin Control_Pitch_and_Altitud</text:p>
      <text:p text:style-name="Preformatted_20_Text">[ 16.642] %L(1): off</text:p>
      <text:p text:style-name="Preformatted_20_Text">[ 16.659] --- Final Control_Pitch_and_Altitudl Control_Velocity_Engines080</text:p>
      <text:p text:style-name="Preformatted_20_Text">[ 16.702] ..# Joystick: -15 0</text:p>
      <text:p text:style-name="Preformatted_20_Text">[ 16.721] ..# Pitch: <text:s/>0</text:p>
      <text:p text:style-name="Preformatted_20_Text">[ 16.737] ..# Ro</text:p>
      <text:p text:style-name="Preformatted_20_Text">[ 16.746] &gt;&gt;&gt; Begin Control_Collisions </text:p>
      <text:p text:style-name="Preformatted_20_Text">[ 16.772] --- Final Control_Collisionsll: -17</text:p>
      <text:p text:style-name="Preformatted_20_Text">[ 16.800] ..# MSSG: The Velocity es more than 1000 km/h!!</text:p>
      <text:p text:style-name="Preformatted_20_Text">[ 16.833] --- Final Display</text:p>
      <text:p text:style-name="Preformatted_20_Text">[ 16.851] &gt;&gt;&gt; Begin Control_Roll</text:p>
      <text:p text:style-name="Preformatted_20_Text">[ 16.875] --- Final Control_Roll</text:p>
      <text:p text:style-name="Preformatted_20_Text"/>
      <text:p text:style-name="Preformatted_20_Text">[ 16.892] &gt;&gt;&gt; Begin Control_Pitch_and_Altitud</text:p>
      <text:p text:style-name="Preformatted_20_Text">[ 16.922] %L(1): off</text:p>
      <text:p text:style-name="Preformatted_20_Text">[ 16.939] --- Final Control_Pitch_and_Altitud[ 16.962] &gt;&gt;&gt; Begin Control_Velocity_Engines </text:p>
      <text:p text:style-name="Preformatted_20_Text">[ 16.989] %L(2): off</text:p>
      <text:p text:style-name="Preformatted_20_Text">[ 17.000] --- Final Control_Ve</text:p>
      <text:p text:style-name="Preformatted_20_Text">[ 17.016] &gt;&gt;&gt; Begin Control_Collisions </text:p>
      <text:p text:style-name="Preformatted_20_Text">[ 17.043] --- Final Control_Collisionslocity_Engines</text:p>
      <text:p text:style-name="Preformatted_20_Text">[ 17.070] &gt;&gt;&gt; Begin Display </text:p>
      <text:p text:style-name="Preformatted_20_Text">[ 17.108] ..# Altitude: <text:s/>8540</text:p>
      <text:p text:style-name="Preformatted_20_Text">[ 17.127</text:p>
      <text:p text:style-name="Preformatted_20_Text">[ 17.132] &gt;&gt;&gt; Begin Control_Roll</text:p>
      <text:p text:style-name="Preformatted_20_Text">[ 17.155] --- Final Control_Roll</text:p>
      <text:p text:style-name="Preformatted_20_Text">[ 17.176] &gt;&gt;&gt; Begin Control_Pitch_and_Altitud</text:p>
      <text:p text:style-name="Preformatted_20_Text">[ 17.202] %L(1): off</text:p>
      <text:p text:style-name="Preformatted_20_Text">[ 17.220] --- Final Control_Pitch_and_Altitud] ..# Pilot_Power: <text:s/>100</text:p>
      <text:p text:style-name="Preformatted_20_Text">[ 17.25</text:p>
      <text:p text:style-name="Preformatted_20_Text">[ 17.263] &gt;&gt;&gt; Begin Control_Velocity_Engines</text:p>
      <text:p text:style-name="Preformatted_20_Text">[ 17.286] &gt;&gt;&gt; Begin Control</text:p>
      <text:p text:style-name="Preformatted_20_Text">[ 17.300] &gt;&gt;&gt; Begin Interrupt </text:p>
      <text:p text:style-name="Preformatted_20_Text">[ 17.316] --- Final Interrupt_Collisions </text:p>
      <text:p text:style-name="Preformatted_20_Text">[ 17.338] %BEEEEEEEEEEP 4</text:p>
      <text:p text:style-name="Preformatted_20_Text">[ 17.352] --- Final Control_Collisions </text:p>
      <text:p text:style-name="Preformatted_20_Text">[ 17.373] %Light(2): ON</text:p>
      <text:p text:style-name="Preformatted_20_Text">[ 17.388] --- Final Control_Velocity_Engines9</text:p>
      <text:p text:style-name="Preformatted_20_Text">[ 17.412] &gt;&gt;&gt; Begin Control_Roll</text:p>
      <text:p text:style-name="Preformatted_20_Text">[ 17.435] --- Final Control_Roll</text:p>
      <text:p text:style-name="Preformatted_20_Text"><text:soft-page-break/>[ 17.452] &gt;&gt;&gt; Begin Control_Pitch_and_Altitud</text:p>
      <text:p text:style-name="Preformatted_20_Text">[ 17.482] %L(1): off</text:p>
      <text:p text:style-name="Preformatted_20_Text">[ 17.499] --- Final Control_Pitch_and_Altitud] ..# Speed: <text:s/>660</text:p>
      <text:p text:style-name="Preformatted_20_Text">[ 17.535] ..# Joystick: <text:s/>1 3</text:p>
      <text:p text:style-name="Preformatted_20_Text">[ 1</text:p>
      <text:p text:style-name="Preformatted_20_Text">[ 17.556] &gt;&gt;&gt; Begin Control_Collisions </text:p>
      <text:p text:style-name="Preformatted_20_Text">[ 17.577] %BEEEEEEEEEEP 4</text:p>
      <text:p text:style-name="Preformatted_20_Text">[ 17.590] --- Final Control_Collisions7.554] ..# Pitch: <text:s/>3</text:p>
      <text:p text:style-name="Preformatted_20_Text">[ 17.624] ..# Roll: <text:s/>3</text:p>
      <text:p text:style-name="Preformatted_20_Text">[ 17</text:p>
      <text:p text:style-name="Preformatted_20_Text">[ 17.643] &gt;&gt;&gt; Begin Control_Velocity_Engines </text:p>
      <text:p text:style-name="Preformatted_20_Text">[ 17.667] %Light(2): ON</text:p>
      <text:p text:style-name="Preformatted_20_Text">[ 17.682] --- Fina</text:p>
      <text:p text:style-name="Preformatted_20_Text">[ 17.692] &gt;&gt;&gt; Begin Control_Roll</text:p>
      <text:p text:style-name="Preformatted_20_Text">[ 17.715] --- Final Control_Roll</text:p>
      <text:p text:style-name="Preformatted_20_Text">[ 17.732] &gt;&gt;&gt; Begin Control_Pitch_and_Altitud</text:p>
      <text:p text:style-name="Preformatted_20_Text">[ 17.762] %L(1): off</text:p>
      <text:p text:style-name="Preformatted_20_Text">[ 17.779] --- Final Control_Pitch_and_Altitudl Control_Velocity_Engines.640] --- Final Dis</text:p>
      <text:p text:style-name="Preformatted_20_Text">[ 17.826] &gt;&gt;&gt; Begin Control_Collisions </text:p>
      <text:p text:style-name="Preformatted_20_Text">[ 17.847] %BEEEEEEEEEEP 4</text:p>
      <text:p text:style-name="Preformatted_20_Text">[ 17.860] --- Final Control_Collisionsplay</text:p>
      <text:p text:style-name="Preformatted_20_Text">[ 17.971] &gt;&gt;&gt; Begin Control_Roll</text:p>
      <text:p text:style-name="Preformatted_20_Text">[ 17.995] --- Final Control_Roll</text:p>
      <text:p text:style-name="Preformatted_20_Text">[ 18.011] &gt;&gt;&gt; Begin Control_Pitch_and_Altitud</text:p>
      <text:p text:style-name="Preformatted_20_Text">[ 18.041] %L(1): off</text:p>
      <text:p text:style-name="Preformatted_20_Text">[ 18.059] --- Final Control_Pitch_and_Altitud</text:p>
      <text:p text:style-name="Preformatted_20_Text">[ 18.082] &gt;&gt;&gt; Begin Contro</text:p>
      <text:p text:style-name="Preformatted_20_Text">[ 18.09</text:p>
      <text:p text:style-name="Preformatted_20_Text">[ 18.100] &gt;&gt;&gt; Begin Interrupt </text:p>
      <text:p text:style-name="Preformatted_20_Text">[ 18.116] --- Final Interrupt6] &gt;&gt;&gt; Begin Control_Collisions </text:p>
      <text:p text:style-name="Preformatted_20_Text">[ 18.154] --- Final Control_Collisionsl_Velocity_Engines </text:p>
      <text:p text:style-name="Preformatted_20_Text">[ 18.187] %L(2): off</text:p>
      <text:p text:style-name="Preformatted_20_Text">[ 18.198] --- Final Control_Velocity_Engines</text:p>
      <text:p text:style-name="Preformatted_20_Text">[ 18.225] &gt;&gt;&gt; Begin Display </text:p>
      <text:p text:style-name="Preformatted_20_Text">[ 18.252] &gt;&gt;&gt; Begin Control_Roll</text:p>
      <text:p text:style-name="Preformatted_20_Text">[ 18.276] --- Final Control_Roll</text:p>
      <text:p text:style-name="Preformatted_20_Text">[ 18.293] &gt;&gt;&gt; Begin Control_Pitch_and_Altitud</text:p>
      <text:p text:style-name="Preformatted_20_Text">[ 18.322] %L(1): off</text:p>
      <text:p text:style-name="Preformatted_20_Text">[ 18.340] --- Final Control_Pitch_and_Altitud</text:p>
      <text:p text:style-name="Preformatted_20_Text">[ 18.369] &gt;&gt;&gt; Begin Control_Collisions </text:p>
      <text:p text:style-name="Preformatted_20_Text">[ 18.396] --- Final Control_Collisions</text:p>
      <text:p text:style-name="Preformatted_20_Text">[ 18.415] &gt;&gt;&gt; Begin Control_Velocity_Engines </text:p>
      <text:p text:style-name="Preformatted_20_Text">[ 18.440] %Light(2): ON</text:p>
      <text:p text:style-name="Preformatted_20_Text">[ 18.455] --- Final Control_Velocity_Engines</text:p>
      <text:p text:style-name="Preformatted_20_Text">[ 18.482] ..# Altitude: <text:s/>8540</text:p>
      <text:p text:style-name="Preformatted_20_Text">[ 18.501] ..# Pilot_Power: <text:s/>103</text:p>
      <text:p text:style-name="Preformatted_20_Text">[ 18.522] ..# Speed</text:p>
      <text:p text:style-name="Preformatted_20_Text">[ 18.532] &gt;&gt;&gt; Begin Control_Roll</text:p>
      <text:p text:style-name="Preformatted_20_Text">[ 18.555] --- Final Control_Roll</text:p>
      <text:p text:style-name="Preformatted_20_Text">[ 18.572] &gt;&gt;&gt; Begin Control_Pitch_and_Altitud</text:p>
      <text:p text:style-name="Preformatted_20_Text">[ 18.602] %L(1): off</text:p>
      <text:p text:style-name="Preformatted_20_Text">[ 18.619] --- Final Control_Pit</text:p>
      <text:p text:style-name="Preformatted_20_Text">[ 18.636] &gt;&gt;&gt; Begin Control_Collisions </text:p>
      <text:p text:style-name="Preformatted_20_Text">[ 18.662] --- Final Control_Collisionsch_and_Altitud: <text:s/>432</text:p>
      <text:p text:style-name="Preformatted_20_Text">[ 18.696] ..# Joystick: <text:s/>1-3</text:p>
      <text:p text:style-name="Preformatted_20_Text">[ 18.715] ..# Pitch: <text:s/>0</text:p>
      <text:p text:style-name="Preformatted_20_Text">[ 18.731] ..# Roll: <text:s/>1</text:p>
      <text:p text:style-name="Preformatted_20_Text">[ 18.747] --- Final Display</text:p>
      <text:p text:style-name="Preformatted_20_Text">[ 18.782] &gt;&gt;&gt; Begin Control_Veloci</text:p>
      <text:p text:style-name="Preformatted_20_Text">[ 18.800] &gt;&gt;&gt; Begin Interrupt </text:p>
      <text:p text:style-name="Preformatted_20_Text">[ 18.816] --- Final Interrupt</text:p>
      <text:p text:style-name="Preformatted_20_Text">[ 18.832] &gt;&gt;&gt; Begin Control_Roll</text:p>
      <text:p text:style-name="Preformatted_20_Text">[ 18.855] --- Final Control_Roll</text:p>
      <text:p text:style-name="Preformatted_20_Text"><text:soft-page-break/>[ 18.872] &gt;&gt;&gt; Begin Control_Pitch_and_Altitud</text:p>
      <text:p text:style-name="Preformatted_20_Text">[ 18.90</text:p>
      <text:p text:style-name="Preformatted_20_Text">[ 18.906] &gt;&gt;&gt; Begin Control_Collisions </text:p>
      <text:p text:style-name="Preformatted_20_Text">[ 18.926] %BEEEEEEEEEEP 4</text:p>
      <text:p text:style-name="Preformatted_20_Text">[ 18.940] --- Final Control_Collisions2] %L(1): off</text:p>
      <text:p text:style-name="Preformatted_20_Text">[ 18.974] --- Final Control_Pitch_and_Altitudty_Engines </text:p>
      <text:p text:style-name="Preformatted_20_Text">[ 19.004] %Light(2): ON</text:p>
      <text:p text:style-name="Preformatted_20_Text">[ 19.019] --- Final Control_Velocity_Engines</text:p>
      <text:p text:style-name="Preformatted_20_Text">[ 19.091] &gt;&gt;&gt; Begin Control_Roll</text:p>
      <text:p text:style-name="Preformatted_20_Text">[ 19.115] --- Final Control_Roll</text:p>
      <text:p text:style-name="Preformatted_20_Text">[ 19.131] &gt;&gt;&gt; Begin Control_Pitch_and_Altitud</text:p>
      <text:p text:style-name="Preformatted_20_Text">[ 19.161] %L(1): off</text:p>
      <text:p text:style-name="Preformatted_20_Text">[ 19.179] &gt;&gt;&gt; Begin Control_Collisions </text:p>
      <text:p text:style-name="Preformatted_20_Text">[ 19.200] %BEEEEEEEEEEP 4</text:p>
      <text:p text:style-name="Preformatted_20_Text">[ 19.213] --- Final Control_Collisions</text:p>
      <text:p text:style-name="Preformatted_20_Text">[ 19.233] --- Final Control_Pitch_and_Altitud</text:p>
      <text:p text:style-name="Preformatted_20_Text">[ 19.257] &gt;&gt;&gt; Begin Control_Velocity_Engines </text:p>
      <text:p text:style-name="Preformatted_20_Text">[ 19.281] %L(2): off</text:p>
      <text:p text:style-name="Preformatted_20_Text">[ 19.295] --- Final Control_Velocity_Engines</text:p>
      <text:p text:style-name="Preformatted_20_Text">[ 19.371] &gt;&gt;&gt; Begin Control_Roll</text:p>
      <text:p text:style-name="Preformatted_20_Text">[ 19.395] --- Final Control_Roll</text:p>
      <text:p text:style-name="Preformatted_20_Text">[ 19.411] &gt;&gt;&gt; Begin Control_Pitch_and_Altitud</text:p>
      <text:p text:style-name="Preformatted_20_Text">[ 19.441</text:p>
      <text:p text:style-name="Preformatted_20_Text">[ 19.446] &gt;&gt;&gt; Begin Control_Collisions </text:p>
      <text:p text:style-name="Preformatted_20_Text">[ 19.466] %BEEEEEEEEEEP 4</text:p>
      <text:p text:style-name="Preformatted_20_Text">[ 19.480] --- Final Control_Collisions]</text:p>
      <text:p text:style-name="Preformatted_20_Text">[ 19.501] &gt;&gt;&gt; Begin Interrupt </text:p>
      <text:p text:style-name="Preformatted_20_Text">[ 19.516] --- Final Interrupt %L(1): off</text:p>
      <text:p text:style-name="Preformatted_20_Text">[ 19.545] --- Final Control_Pitch_and_Altitud</text:p>
      <text:p text:style-name="Preformatted_20_Text">[ 19.568] &gt;&gt;&gt; Begin Control_Velocity_Engines </text:p>
      <text:p text:style-name="Preformatted_20_Text">[ 19.593] %Light(2): ON</text:p>
      <text:p text:style-name="Preformatted_20_Text">[ 19.608] --- Final Control_Velocity_Engines</text:p>
      <text:p text:style-name="Preformatted_20_Text">[ 19.631] &gt;&gt;&gt; Begin Display </text:p>
      <text:p text:style-name="Preformatted_20_Text">[ 19.653] &gt;&gt;&gt; Begin Control_Roll</text:p>
      <text:p text:style-name="Preformatted_20_Text">[ 19.676] --- Final Control_Roll</text:p>
      <text:p text:style-name="Preformatted_20_Text">[ 19.693] &gt;&gt;&gt; Begin Control_Pitch_and_Altitu</text:p>
      <text:p text:style-name="Preformatted_20_Text">[ 19.716] &gt;&gt;&gt; Begin Control_Collisions </text:p>
      <text:p text:style-name="Preformatted_20_Text">[ 19.742] --- Final Control_Collisionsd</text:p>
      <text:p text:style-name="Preformatted_20_Text">[ 19.769] %L(1): off</text:p>
      <text:p text:style-name="Preformatted_20_Text">[ 19.787] --- Final Control_Pitch_and_Altitud</text:p>
      <text:p text:style-name="Preformatted_20_Text">[ 19.826] ..# Altitude: <text:s/>8540</text:p>
      <text:p text:style-name="Preformatted_20_Text">[ 19.845] ..# Pilot_Power: <text:s/>800</text:p>
      <text:p text:style-name="Preformatted_20_Text">[ 19.865] ..# Speed: <text:s/>1000</text:p>
      <text:p text:style-name="Preformatted_20_Text">[ 19.883] ..# Joystick: <text:s/>3 0</text:p>
      <text:p text:style-name="Preformatted_20_Text">[ 19.902] ..# Pitch: <text:s/>0</text:p>
      <text:p text:style-name="Preformatted_20_Text">[ 19.918</text:p>
      <text:p text:style-name="Preformatted_20_Text">[ 19.923] &gt;&gt;&gt; Beg</text:p>
      <text:p text:style-name="Preformatted_20_Text">[ 19.932] &gt;&gt;&gt; Begin Control_Roll</text:p>
      <text:p text:style-name="Preformatted_20_Text">[ 19.955] --- Final Control_Roll</text:p>
      <text:p text:style-name="Preformatted_20_Text">[ 19.972] &gt;&gt;&gt; Begin Contro</text:p>
      <text:p text:style-name="Preformatted_20_Text">[ 19.986] &gt;&gt;&gt; Begin Control_Collisions </text:p>
      <text:p text:style-name="Preformatted_20_Text">[ 20.012] --- Final Control_Collisionsl_Pitch_and_Altitud</text:p>
      <text:p text:style-name="Preformatted_20_Text">[ 20.048] %L(1): off</text:p>
      <text:p text:style-name="Preformatted_20_Text">[ 20.066] --- Final Control_Pitch_and_Altitudin Control_Velocity_En</text:p>
      <text:p text:style-name="Preformatted_20_Text">[ 20.101] &gt;&gt;&gt; Begin Interrupt </text:p>
      <text:p text:style-name="Preformatted_20_Text">[ 20.116] --- Final Interruptgines </text:p>
      <text:p text:style-name="Preformatted_20_Text">[ 20.136] %L(2): off</text:p>
      <text:p text:style-name="Preformatted_20_Text">[ 20.149] --- Final Control_Velocity_Engines] ..# Roll: -1</text:p>
      <text:p text:style-name="Preformatted_20_Text">[ 20.183] ..# MSSG: The Velocity es more than 1000 km/</text:p>
      <text:p text:style-name="Preformatted_20_Text">[ 20.211] &gt;&gt;&gt; Begin Control_Roll</text:p>
      <text:p text:style-name="Preformatted_20_Text">[ 20.235] --- Final Control_Roll</text:p>
      <text:p text:style-name="Preformatted_20_Text">[ 20.252</text:p>
      <text:p text:style-name="Preformatted_20_Text">[ 20.256] &gt;&gt;&gt; Begin Control_Collisions </text:p>
      <text:p text:style-name="Preformatted_20_Text">[ 20.277] %BEEEEEEEEEEP 4</text:p>
      <text:p text:style-name="Preformatted_20_Text"><text:soft-page-break/>[ 20.291] --- Final Control_Collisions] &gt;&gt;&gt; Begin Control_Pitch_and_Altitud</text:p>
      <text:p text:style-name="Preformatted_20_Text">[ 20.336] %L(1): off</text:p>
      <text:p text:style-name="Preformatted_20_Text">[ 20.353] --- Final Control_Pitch_and_Altitud</text:p>
      <text:p text:style-name="Preformatted_20_Text">[ 20.377] &gt;&gt;&gt; Begin Control_Velocity_Engines </text:p>
      <text:p text:style-name="Preformatted_20_Text">[ 20.401] %L(2): off</text:p>
      <text:p text:style-name="Preformatted_20_Text">[ 20.415] --- Final Control_Velocity_Enginesh!!</text:p>
      <text:p text:style-name="Preformatted_20_Text">[ 20.443] --- Final Display</text:p>
      <text:p text:style-name="Preformatted_20_Text">[ 20.491] &gt;&gt;&gt; Begin Control_Roll</text:p>
      <text:p text:style-name="Preformatted_20_Text">[ 20.515] --- Final C</text:p>
      <text:p text:style-name="Preformatted_20_Text">[ 20.526] &gt;&gt;&gt; Begin Control_Collisions </text:p>
      <text:p text:style-name="Preformatted_20_Text">[ 20.546] %BEEEEEEEEEEP 4</text:p>
      <text:p text:style-name="Preformatted_20_Text">[ 20.560] --- Final Control_Collisionsontrol_Roll</text:p>
      <text:p text:style-name="Preformatted_20_Text">[ 20.586] &gt;&gt;&gt; Begin Control_Pitch_and_Altitud</text:p>
      <text:p text:style-name="Preformatted_20_Text">[ 20.615] %L(1): off</text:p>
      <text:p text:style-name="Preformatted_20_Text">[ 20.633] --- Final Control_Pitch_and_Altitud</text:p>
      <text:p text:style-name="Preformatted_20_Text">[ 20.657] &gt;&gt;&gt; Begin Display </text:p>
      <text:p text:style-name="Preformatted_20_Text">[ 20.684] &gt;&gt;&gt; Begin Control_Vel</text:p>
      <text:p text:style-name="Preformatted_20_Text">[ 20.701] &gt;&gt;&gt; Begin Interrupt </text:p>
      <text:p text:style-name="Preformatted_20_Text">[ 20.716] --- Final Interruptocity_Engines </text:p>
      <text:p text:style-name="Preformatted_20_Text">[ 20.740] %Light(2): ON</text:p>
      <text:p text:style-name="Preformatted_20_Text">[ 20.755] --- Final Control_Velo</text:p>
      <text:p text:style-name="Preformatted_20_Text">[ 20.772] &gt;&gt;&gt; Begin Control_Roll</text:p>
      <text:p text:style-name="Preformatted_20_Text">[</text:p>
      <text:p text:style-name="Preformatted_20_Text">[ 20.796] &gt;&gt;&gt; Begin Control_Collisions </text:p>
      <text:p text:style-name="Preformatted_20_Text">[ 20.822] --- Final Control_Collisions 20.795] --- Final Control_Roll</text:p>
      <text:p text:style-name="Preformatted_20_Text">[ 20.858] &gt;&gt;&gt; Begin Control_Pitch_and_Altitud</text:p>
      <text:p text:style-name="Preformatted_20_Text">[ 20.888] %L(1): off</text:p>
      <text:p text:style-name="Preformatted_20_Text">[ 20.906] --- Final Control_Pitch_and_Altitudcity_Engines</text:p>
      <text:p text:style-name="Preformatted_20_Text">[ 20.946] ..# Altitude: <text:s/>8540</text:p>
      <text:p text:style-name="Preformatted_20_Text">[ 20.965] ..# Pilot_Power: <text:s/>800</text:p>
      <text:p text:style-name="Preformatted_20_Text">[ 20.985] ..# Speed: <text:s/>960</text:p>
      <text:p text:style-name="Preformatted_20_Text">[ 21.003] ..# Joystick: <text:s/>1-3</text:p>
      <text:p text:style-name="Preformatted_20_Text">[ 21.021] ..# Pitch: <text:s/>3</text:p>
      <text:p text:style-name="Preformatted_20_Text">[ 21.037] ..# Roll: <text:s/>1</text:p>
      <text:p text:style-name="Preformatted_20_Text">[ 21.051] &gt;&gt;&gt; Begin Control_</text:p>
      <text:p text:style-name="Preformatted_20_Text">[ 21.066] &gt;&gt;&gt; Begin Control_Collisions </text:p>
      <text:p text:style-name="Preformatted_20_Text">[ 21.093] --- Final Control_CollisionsRoll</text:p>
      <text:p text:style-name="Preformatted_20_Text">[ 21.121] --- Final Control_Roll</text:p>
      <text:p text:style-name="Preformatted_20_Text">[ 21.138] &gt;&gt;&gt; Begin Control_Pitch_and_Altitud</text:p>
      <text:p text:style-name="Preformatted_20_Text">[ 21.168] %L(1): off</text:p>
      <text:p text:style-name="Preformatted_20_Text">[ 21.185] --- Final Control_</text:p>
      <text:p text:style-name="Preformatted_20_Text">[ 21.200] &gt;&gt;&gt; Begin Interrupt </text:p>
      <text:p text:style-name="Preformatted_20_Text">[ 21.216] --- Final InterruptPitch_and_Altitud</text:p>
      <text:p text:style-name="Preformatted_20_Text">[ 21.240] &gt;&gt;&gt; Begin Control_Velocity_Engines </text:p>
      <text:p text:style-name="Preformatted_20_Text">[ 21.265] %L(2): off</text:p>
      <text:p text:style-name="Preformatted_20_Text">[ 21.278] --- Final Control_Velocity_Engines</text:p>
      <text:p text:style-name="Preformatted_20_Text">[ 21.302] --- Final Display</text:p>
      <text:p text:style-name="Preformatted_20_Text">[ 21.331</text:p>
      <text:p text:style-name="Preformatted_20_Text">[ 21.336] &gt;&gt;&gt; Begin Control_Collisions </text:p>
      <text:p text:style-name="Preformatted_20_Text">[ 21.356] %BEEEEEEEEEEP 4</text:p>
      <text:p text:style-name="Preformatted_20_Text">[ 21.370] --- Final Control_Collisions] &gt;&gt;&gt; Begin Control_Roll</text:p>
      <text:p text:style-name="Preformatted_20_Text">[ 21.409] --- Final Control_Roll</text:p>
      <text:p text:style-name="Preformatted_20_Text">[ 21.426] &gt;&gt;&gt; Begin Control_Pitch_and_Altitud</text:p>
      <text:p text:style-name="Preformatted_20_Text">[ 21.456] %L(1): off</text:p>
      <text:p text:style-name="Preformatted_20_Text">[ 21.473] --- Final Control_Pitch_and_Altitud</text:p>
      <text:p text:style-name="Preformatted_20_Text">[ 21.497] &gt;&gt;&gt; Begin Control_Velocity_Engines </text:p>
      <text:p text:style-name="Preformatted_20_Text">[ 21.521] %L(2): off</text:p>
      <text:p text:style-name="Preformatted_20_Text">[ 21.535] --- Final Control_Velocity_Engines</text:p>
      <text:p text:style-name="Preformatted_20_Text">[ 21.606] &gt;&gt;&gt; Begin Control_Collisions </text:p>
      <text:p text:style-name="Preformatted_20_Text">[ 21.626] %BEEEEEEEEEEP 4</text:p>
      <text:p text:style-name="Preformatted_20_Text">[ 21.640] --- Final Control_Collisions</text:p>
      <text:p text:style-name="Preformatted_20_Text">[ 21.660] &gt;&gt;&gt; Begin Control_Roll</text:p>
      <text:p text:style-name="Preformatted_20_Text">[ 21.683] --- Final Control_Roll</text:p>
      <text:p text:style-name="Preformatted_20_Text"/>
      <text:p text:style-name="Preformatted_20_Text"><text:soft-page-break/>[ 21.700] &gt;&gt;&gt; Begin Interrupt </text:p>
      <text:p text:style-name="Preformatted_20_Text">[ 21.716] --- Final Interrupt[ 21.731] &gt;&gt;&gt; Begin Control_Pitch_and_Altitud</text:p>
      <text:p text:style-name="Preformatted_20_Text">[ 21.761] %L(1): off</text:p>
      <text:p text:style-name="Preformatted_20_Text">[ 21.779] --- Final Control_Pitch_and_Altitud</text:p>
      <text:p text:style-name="Preformatted_20_Text">[ 21.822] &gt;&gt;&gt; Begin Control_Velocity_Engines </text:p>
      <text:p text:style-name="Preformatted_20_Text">[ 21.847] %Light(2): ON</text:p>
      <text:p text:style-name="Preformatted_20_Text">[ 21.862] --- Final Control</text:p>
      <text:p text:style-name="Preformatted_20_Text">[ 21.876] &gt;&gt;&gt; Begin Control_Collisions </text:p>
      <text:p text:style-name="Preformatted_20_Text">[ 21.902] --- Final Control_Collisions</text:p>
      <text:p text:style-name="Preformatted_20_Text">[ 21.922] &gt;&gt;&gt; Begin Control_Roll</text:p>
      <text:p text:style-name="Preformatted_20_Text">[ 21.946] --- Final Control_Roll</text:p>
      <text:p text:style-name="Preformatted_20_Text">[ 21.963] &gt;&gt;&gt; Begin Control_Pitch_and_Altitud</text:p>
      <text:p text:style-name="Preformatted_20_Text">[ 21.992] %L(1): off</text:p>
      <text:p text:style-name="Preformatted_20_Text">[ 22.010] --- Final Control_Pitch_and_Altitud_Velocity_Engines</text:p>
      <text:p text:style-name="Preformatted_20_Text">[ 22.042] &gt;&gt;&gt; Begin Display </text:p>
      <text:p text:style-name="Preformatted_20_Text">[ 22.081] ..# Altitude: <text:s/>8540</text:p>
      <text:p text:style-name="Preformatted_20_Text">[ 22.100] ..# Pilot_Power: <text:s/>800</text:p>
      <text:p text:style-name="Preformatted_20_Text">[ 22.120] ..# Speed: <text:s/>1000</text:p>
      <text:p text:style-name="Preformatted_20_Text">[ 22.138] ..# J</text:p>
      <text:p text:style-name="Preformatted_20_Text">[ 22.146] &gt;&gt;&gt; Begin Control_Collisions </text:p>
      <text:p text:style-name="Preformatted_20_Text">[ 22.173] --- Final Control_Collisions</text:p>
      <text:p text:style-name="Preformatted_20_Text">[ 22.193] &gt;&gt;&gt; Begin Control_Roll</text:p>
      <text:p text:style-name="Preformatted_20_Text">[ 22.216] --- Final Control_Roll</text:p>
      <text:p text:style-name="Preformatted_20_Text">[ 22</text:p>
      <text:p text:style-name="Preformatted_20_Text">##Interrupt!</text:p>
      <text:p text:style-name="Preformatted_20_Text"><text:s/>Stopped at time 224683072 (1.605e+01 s)</text:p>
      <text:p text:style-name="Preformatted_20_Text">tsim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19:41:26.548007849</dc:date>
    <meta:editing-duration>PT15M12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7" meta:paragraph-count="1034" meta:word-count="5115" meta:character-count="35499" meta:non-whitespace-character-count="31110"/>
  </office:meta>
</office:document-meta>
</file>